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36.05mm" fo:break-before="auto" style:use-optimal-row-height="true"/>
    </style:style>
    <style:style style:name="ro3" style:family="table-row">
      <style:table-row-properties style:row-height="24.2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63.69mm" fo:break-before="auto" style:use-optimal-row-height="true"/>
    </style:style>
    <style:style style:name="ro7" style:family="table-row">
      <style:table-row-properties style:row-height="32.1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GDP - PER CAPITA (PPP) </text:p>
          </table:table-cell>
          <table:table-cell/>
        </table:table-row>
        <table:table-row table:style-name="ro2">
          <table:table-cell office:value-type="string" calcext:value-type="string">
            <text:p><text:a xlink:href="file:///D:/cia-world-factbook/factbook-2016/geos/af.html" xlink:type="simple">Afghanistan</text:a></text:p>
          </table:table-cell>
          <table:table-cell office:value-type="string" calcext:value-type="string">
            <text:p>$1,900 (2015 est.)</text:p>
            <text:p>$2,000 (2014 est.)</text:p>
            <text:p>$2,000 (2013 est.)</text:p>
            <text:p>note: data are in 2015 US dollars</text:p>
          </table:table-cell>
          <table:table-cell table:formula="of:=MID([.B2]; 2; FIND(&quot; &quot;; [.B2])-1)" office:value-type="string" office:string-value="1,900 " calcext:value-type="string">
            <text:p>1,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l.html" xlink:type="simple">Albania</text:a></text:p>
          </table:table-cell>
          <table:table-cell office:value-type="string" calcext:value-type="string">
            <text:p>$11,900 (2015 est.)</text:p>
            <text:p>$11,400 (2014 est.)</text:p>
            <text:p>$11,000 (2013 est.)</text:p>
            <text:p>note: data are in 2015 US dollars</text:p>
          </table:table-cell>
          <table:table-cell table:formula="of:=MID([.B3]; 2; FIND(&quot; &quot;; [.B3])-1)" office:value-type="string" office:string-value="11,900 " calcext:value-type="string">
            <text:p>11,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g.html" xlink:type="simple">Algeria</text:a></text:p>
          </table:table-cell>
          <table:table-cell office:value-type="string" calcext:value-type="string">
            <text:p>$14,500 (2015 est.)</text:p>
            <text:p>$14,300 (2014 est.)</text:p>
            <text:p>$14,000 (2013 est.)</text:p>
            <text:p>note: data are in 2015 US dollars</text:p>
          </table:table-cell>
          <table:table-cell table:formula="of:=MID([.B4]; 2; FIND(&quot; &quot;; [.B4])-1)" office:value-type="string" office:string-value="14,500 " calcext:value-type="string">
            <text:p>14,500 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aq.html" xlink:type="simple">American Samoa</text:a></text:p>
          </table:table-cell>
          <table:table-cell office:value-type="string" calcext:value-type="string">
            <text:p>$13,000 (2013 est.)</text:p>
            <text:p>$13,100 (2012 est.)</text:p>
            <text:p>$11,700 (2011 est.)</text:p>
          </table:table-cell>
          <table:table-cell table:formula="of:=MID([.B5]; 2; FIND(&quot; &quot;; [.B5])-1)" office:value-type="string" office:string-value="13,000 " calcext:value-type="string">
            <text:p>13,000 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an.html" xlink:type="simple">Andorra</text:a></text:p>
          </table:table-cell>
          <table:table-cell office:value-type="string" calcext:value-type="string">
            <text:p>$37,200 (2011 est.)</text:p>
            <text:p>$37,700 (2010 est.)</text:p>
            <text:p>$37,900 (2009 est.)</text:p>
          </table:table-cell>
          <table:table-cell table:formula="of:=MID([.B6]; 2; FIND(&quot; &quot;; [.B6])-1)" office:value-type="string" office:string-value="37,200 " calcext:value-type="string">
            <text:p>37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o.html" xlink:type="simple">Angola</text:a></text:p>
          </table:table-cell>
          <table:table-cell office:value-type="string" calcext:value-type="string">
            <text:p>$7,300 (2015 est.)</text:p>
            <text:p>$7,300 (2014 est.)</text:p>
            <text:p>$7,200 (2013 est.)</text:p>
            <text:p>note: data are in 2015 US dollars</text:p>
          </table:table-cell>
          <table:table-cell table:formula="of:=MID([.B7]; 2; FIND(&quot; &quot;; [.B7])-1)" office:value-type="string" office:string-value="7,300 " calcext:value-type="string">
            <text:p>7,3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6/geos/av.html" xlink:type="simple">Anguilla</text:a></text:p>
          </table:table-cell>
          <table:table-cell office:value-type="string" calcext:value-type="string">
            <text:p>$12,200 (2008 est.)</text:p>
          </table:table-cell>
          <table:table-cell table:formula="of:=MID([.B8]; 2; FIND(&quot; &quot;; [.B8])-1)" office:value-type="string" office:string-value="12,200 " calcext:value-type="string">
            <text:p>12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c.html" xlink:type="simple">Antigua and Barbuda</text:a></text:p>
          </table:table-cell>
          <table:table-cell office:value-type="string" calcext:value-type="string">
            <text:p>$23,600 (2015 est.)</text:p>
            <text:p>$23,300 (2014 est.)</text:p>
            <text:p>$22,600 (2013 est.)</text:p>
            <text:p>note: data are in 2015 US dollars</text:p>
          </table:table-cell>
          <table:table-cell table:formula="of:=MID([.B9]; 2; FIND(&quot; &quot;; [.B9])-1)" office:value-type="string" office:string-value="23,600 " calcext:value-type="string">
            <text:p>23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r.html" xlink:type="simple">Argentina</text:a></text:p>
          </table:table-cell>
          <table:table-cell office:value-type="string" calcext:value-type="string">
            <text:p>$22,600 (2015 est.)</text:p>
            <text:p>$22,500 (2014 est.)</text:p>
            <text:p>$22,700 (2013 est.)</text:p>
            <text:p>note: data are in 2015 US dollars</text:p>
          </table:table-cell>
          <table:table-cell table:formula="of:=MID([.B10]; 2; FIND(&quot; &quot;; [.B10])-1)" office:value-type="string" office:string-value="22,600 " calcext:value-type="string">
            <text:p>22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m.html" xlink:type="simple">Armenia</text:a></text:p>
          </table:table-cell>
          <table:table-cell office:value-type="string" calcext:value-type="string">
            <text:p>$8,500 (2015 est.)</text:p>
            <text:p>$8,200 (2014 est.)</text:p>
            <text:p>$8,000 (2013 est.)</text:p>
            <text:p>note: data are in 2015 US dollars</text:p>
          </table:table-cell>
          <table:table-cell table:formula="of:=MID([.B11]; 2; FIND(&quot; &quot;; [.B11])-1)" office:value-type="string" office:string-value="8,500 " calcext:value-type="string">
            <text:p>8,5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6/geos/aa.html" xlink:type="simple">Aruba</text:a></text:p>
          </table:table-cell>
          <table:table-cell office:value-type="string" calcext:value-type="string">
            <text:p>$25,300 (2011 est.)</text:p>
          </table:table-cell>
          <table:table-cell table:formula="of:=MID([.B12]; 2; FIND(&quot; &quot;; [.B12])-1)" office:value-type="string" office:string-value="25,300 " calcext:value-type="string">
            <text:p>25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s.html" xlink:type="simple">Australia</text:a></text:p>
          </table:table-cell>
          <table:table-cell office:value-type="string" calcext:value-type="string">
            <text:p>$65,400 (2015 est.)</text:p>
            <text:p>$64,700 (2014 est.)</text:p>
            <text:p>$65,400 (2013 est.)</text:p>
            <text:p>note: data are in 2015 US dollars</text:p>
          </table:table-cell>
          <table:table-cell table:formula="of:=MID([.B13]; 2; FIND(&quot; &quot;; [.B13])-1)" office:value-type="string" office:string-value="65,400 " calcext:value-type="string">
            <text:p>65,4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u.html" xlink:type="simple">Austria</text:a></text:p>
          </table:table-cell>
          <table:table-cell office:value-type="string" calcext:value-type="string">
            <text:p>$47,300 (2015 est.)</text:p>
            <text:p>$47,100 (2014 est.)</text:p>
            <text:p>$47,300 (2013 est.)</text:p>
            <text:p>note: data are in 2015 US dollars</text:p>
          </table:table-cell>
          <table:table-cell table:formula="of:=MID([.B14]; 2; FIND(&quot; &quot;; [.B14])-1)" office:value-type="string" office:string-value="47,300 " calcext:value-type="string">
            <text:p>47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j.html" xlink:type="simple">Azerbaijan</text:a></text:p>
          </table:table-cell>
          <table:table-cell office:value-type="string" calcext:value-type="string">
            <text:p>$18,000 (2015 est.)</text:p>
            <text:p>$17,900 (2014 est.)</text:p>
            <text:p>$17,600 (2013 est.)</text:p>
            <text:p>note: data are in 2015 US dollars</text:p>
          </table:table-cell>
          <table:table-cell table:formula="of:=MID([.B15]; 2; FIND(&quot; &quot;; [.B15])-1)" office:value-type="string" office:string-value="18,000 " calcext:value-type="string">
            <text:p>18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f.html" xlink:type="simple">Bahamas, The</text:a></text:p>
          </table:table-cell>
          <table:table-cell office:value-type="string" calcext:value-type="string">
            <text:p>$25,200 (2015 est.)</text:p>
            <text:p>$25,300 (2014 est.)</text:p>
            <text:p>$25,400 (2013 est.)</text:p>
            <text:p>note: data are in 2015 US dollars</text:p>
          </table:table-cell>
          <table:table-cell table:formula="of:=MID([.B16]; 2; FIND(&quot; &quot;; [.B16])-1)" office:value-type="string" office:string-value="25,200 " calcext:value-type="string">
            <text:p>25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a.html" xlink:type="simple">Bahrain</text:a></text:p>
          </table:table-cell>
          <table:table-cell office:value-type="string" calcext:value-type="string">
            <text:p>$50,100 (2015 est.)</text:p>
            <text:p>$49,500 (2014 est.)</text:p>
            <text:p>$48,400 (2013 est.)</text:p>
            <text:p>note: data are in 2015 US dollars</text:p>
          </table:table-cell>
          <table:table-cell table:formula="of:=MID([.B17]; 2; FIND(&quot; &quot;; [.B17])-1)" office:value-type="string" office:string-value="50,100 " calcext:value-type="string">
            <text:p>50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g.html" xlink:type="simple">Bangladesh</text:a></text:p>
          </table:table-cell>
          <table:table-cell office:value-type="string" calcext:value-type="string">
            <text:p>$3,600 (2015 est.)</text:p>
            <text:p>$3,400 (2014 est.)</text:p>
            <text:p>$3,300 (2013 est.)</text:p>
            <text:p>note: data are in 2015 US dollars</text:p>
          </table:table-cell>
          <table:table-cell table:formula="of:=MID([.B18]; 2; FIND(&quot; &quot;; [.B18])-1)" office:value-type="string" office:string-value="3,600 " calcext:value-type="string">
            <text:p>3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b.html" xlink:type="simple">Barbados</text:a></text:p>
          </table:table-cell>
          <table:table-cell office:value-type="string" calcext:value-type="string">
            <text:p>$16,600 (2015 est.)</text:p>
            <text:p>$16,500 (2014 est.)</text:p>
            <text:p>$16,600 (2013 est.)</text:p>
            <text:p>note: data are in 2015 US dollars</text:p>
          </table:table-cell>
          <table:table-cell table:formula="of:=MID([.B19]; 2; FIND(&quot; &quot;; [.B19])-1)" office:value-type="string" office:string-value="16,600 " calcext:value-type="string">
            <text:p>16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o.html" xlink:type="simple">Belarus</text:a></text:p>
          </table:table-cell>
          <table:table-cell office:value-type="string" calcext:value-type="string">
            <text:p>$17,700 (2015 est.)</text:p>
            <text:p>$18,400 (2014 est.)</text:p>
            <text:p>$18,100 (2013 est.)</text:p>
            <text:p>note: data are in 2015 US dollars</text:p>
          </table:table-cell>
          <table:table-cell table:formula="of:=MID([.B20]; 2; FIND(&quot; &quot;; [.B20])-1)" office:value-type="string" office:string-value="17,700 " calcext:value-type="string">
            <text:p>17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e.html" xlink:type="simple">Belgium</text:a></text:p>
          </table:table-cell>
          <table:table-cell office:value-type="string" calcext:value-type="string">
            <text:p>$43,600 (2015 est.)</text:p>
            <text:p>$43,500 (2014 est.)</text:p>
            <text:p>$43,100 (2013 est.)</text:p>
            <text:p>note: data are in 2015 US dollars</text:p>
          </table:table-cell>
          <table:table-cell table:formula="of:=MID([.B21]; 2; FIND(&quot; &quot;; [.B21])-1)" office:value-type="string" office:string-value="43,600 " calcext:value-type="string">
            <text:p>43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h.html" xlink:type="simple">Belize</text:a></text:p>
          </table:table-cell>
          <table:table-cell office:value-type="string" calcext:value-type="string">
            <text:p>$8,400 (2015 est.)</text:p>
            <text:p>$8,400 (2014 est.)</text:p>
            <text:p>$8,300 (2013 est.)</text:p>
            <text:p>note: data are in 2015 US dollars</text:p>
          </table:table-cell>
          <table:table-cell table:formula="of:=MID([.B22]; 2; FIND(&quot; &quot;; [.B22])-1)" office:value-type="string" office:string-value="8,400 " calcext:value-type="string">
            <text:p>8,4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n.html" xlink:type="simple">Benin</text:a></text:p>
          </table:table-cell>
          <table:table-cell office:value-type="string" calcext:value-type="string">
            <text:p>$2,100 (2015 est.)</text:p>
            <text:p>$2,100 (2014 est.)</text:p>
            <text:p>$2,000 (2013 est.)</text:p>
            <text:p>note: data are in 2015 US dollars</text:p>
          </table:table-cell>
          <table:table-cell table:formula="of:=MID([.B23]; 2; FIND(&quot; &quot;; [.B23])-1)" office:value-type="string" office:string-value="2,100 " calcext:value-type="string">
            <text:p>2,100 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bd.html" xlink:type="simple">Bermuda</text:a></text:p>
          </table:table-cell>
          <table:table-cell office:value-type="string" calcext:value-type="string">
            <text:p>$85,700 (2013 est.)</text:p>
            <text:p>$85,400 (2012 est.)</text:p>
            <text:p>$86,000 (2011 est.)</text:p>
          </table:table-cell>
          <table:table-cell table:formula="of:=MID([.B24]; 2; FIND(&quot; &quot;; [.B24])-1)" office:value-type="string" office:string-value="85,700 " calcext:value-type="string">
            <text:p>85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t.html" xlink:type="simple">Bhutan</text:a></text:p>
          </table:table-cell>
          <table:table-cell office:value-type="string" calcext:value-type="string">
            <text:p>$8,200 (2015 est.)</text:p>
            <text:p>$7,700 (2014 est.)</text:p>
            <text:p>$7,400 (2013 est.)</text:p>
            <text:p>note: data are in 2015 US dollars</text:p>
          </table:table-cell>
          <table:table-cell table:formula="of:=MID([.B25]; 2; FIND(&quot; &quot;; [.B25])-1)" office:value-type="string" office:string-value="8,200 " calcext:value-type="string">
            <text:p>8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l.html" xlink:type="simple">Bolivia</text:a></text:p>
          </table:table-cell>
          <table:table-cell office:value-type="string" calcext:value-type="string">
            <text:p>$6,500 (2015 est.)</text:p>
            <text:p>$6,300 (2014 est.)</text:p>
            <text:p>$6,100 (2013 est.)</text:p>
            <text:p>note: data are in 2015 US dollars</text:p>
          </table:table-cell>
          <table:table-cell table:formula="of:=MID([.B26]; 2; FIND(&quot; &quot;; [.B26])-1)" office:value-type="string" office:string-value="6,500 " calcext:value-type="string">
            <text:p>6,5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k.html" xlink:type="simple">Bosnia and Herzegovina</text:a></text:p>
          </table:table-cell>
          <table:table-cell office:value-type="string" calcext:value-type="string">
            <text:p>$10,500 (2015 est.)</text:p>
            <text:p>$10,200 (2014 est.)</text:p>
            <text:p>$10,100 (2013 est.)</text:p>
            <text:p>note: data are in 2015 US dollars</text:p>
          </table:table-cell>
          <table:table-cell table:formula="of:=MID([.B27]; 2; FIND(&quot; &quot;; [.B27])-1)" office:value-type="string" office:string-value="10,500 " calcext:value-type="string">
            <text:p>10,5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c.html" xlink:type="simple">Botswana</text:a></text:p>
          </table:table-cell>
          <table:table-cell office:value-type="string" calcext:value-type="string">
            <text:p>$16,400 (2015 est.)</text:p>
            <text:p>$16,600 (2014 est.)</text:p>
            <text:p>$16,300 (2013 est.)</text:p>
            <text:p>note: data are in 2015 US dollars</text:p>
          </table:table-cell>
          <table:table-cell table:formula="of:=MID([.B28]; 2; FIND(&quot; &quot;; [.B28])-1)" office:value-type="string" office:string-value="16,400 " calcext:value-type="string">
            <text:p>16,4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r.html" xlink:type="simple">Brazil</text:a></text:p>
          </table:table-cell>
          <table:table-cell office:value-type="string" calcext:value-type="string">
            <text:p>$15,600 (2015 est.)</text:p>
            <text:p>$16,400 (2014 est.)</text:p>
            <text:p>$16,500 (2013 est.)</text:p>
            <text:p>note: data are in 2015 US dollars</text:p>
          </table:table-cell>
          <table:table-cell table:formula="of:=MID([.B29]; 2; FIND(&quot; &quot;; [.B29])-1)" office:value-type="string" office:string-value="15,600 " calcext:value-type="string">
            <text:p>15,6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6/geos/vi.html" xlink:type="simple">British Virgin Islands</text:a></text:p>
          </table:table-cell>
          <table:table-cell office:value-type="string" calcext:value-type="string">
            <text:p>$42,300 (2010 est.)</text:p>
          </table:table-cell>
          <table:table-cell table:formula="of:=MID([.B30]; 2; FIND(&quot; &quot;; [.B30])-1)" office:value-type="string" office:string-value="42,300 " calcext:value-type="string">
            <text:p>42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x.html" xlink:type="simple">Brunei</text:a></text:p>
          </table:table-cell>
          <table:table-cell office:value-type="string" calcext:value-type="string">
            <text:p>$79,700 (2015 est.)</text:p>
            <text:p>$80,800 (2014 est.)</text:p>
            <text:p>$84,000 (2013 est.)</text:p>
            <text:p>note: data are in 2015 US dollars</text:p>
          </table:table-cell>
          <table:table-cell table:formula="of:=MID([.B31]; 2; FIND(&quot; &quot;; [.B31])-1)" office:value-type="string" office:string-value="79,700 " calcext:value-type="string">
            <text:p>79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u.html" xlink:type="simple">Bulgaria</text:a></text:p>
          </table:table-cell>
          <table:table-cell office:value-type="string" calcext:value-type="string">
            <text:p>$19,100 (2015 est.)</text:p>
            <text:p>$18,500 (2014 est.)</text:p>
            <text:p>$18,100 (2013 est.)</text:p>
            <text:p>note: data are in 2015 US dollars</text:p>
          </table:table-cell>
          <table:table-cell table:formula="of:=MID([.B32]; 2; FIND(&quot; &quot;; [.B32])-1)" office:value-type="string" office:string-value="19,100 " calcext:value-type="string">
            <text:p>19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uv.html" xlink:type="simple">Burkina Faso</text:a></text:p>
          </table:table-cell>
          <table:table-cell office:value-type="string" calcext:value-type="string">
            <text:p>$1,700 (2015 est.)</text:p>
            <text:p>$1,700 (2014 est.)</text:p>
            <text:p>$1,700 (2013 est.)</text:p>
            <text:p>note: data are in 2015 US dollars</text:p>
          </table:table-cell>
          <table:table-cell table:formula="of:=MID([.B33]; 2; FIND(&quot; &quot;; [.B33])-1)" office:value-type="string" office:string-value="1,700 " calcext:value-type="string">
            <text:p>1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m.html" xlink:type="simple">Burma</text:a></text:p>
          </table:table-cell>
          <table:table-cell office:value-type="string" calcext:value-type="string">
            <text:p>$5,500 (2015 est.)</text:p>
            <text:p>$5,200 (2014 est.)</text:p>
            <text:p>$4,800 (2013 est.)</text:p>
            <text:p>note: data are in 2015 US dollars</text:p>
          </table:table-cell>
          <table:table-cell table:formula="of:=MID([.B34]; 2; FIND(&quot; &quot;; [.B34])-1)" office:value-type="string" office:string-value="5,500 " calcext:value-type="string">
            <text:p>5,5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y.html" xlink:type="simple">Burundi</text:a></text:p>
          </table:table-cell>
          <table:table-cell office:value-type="string" calcext:value-type="string">
            <text:p>$800 (2015 est.)</text:p>
            <text:p>$900 (2014 est.)</text:p>
            <text:p>$900 (2013 est.)</text:p>
            <text:p>note: data are in 2015 US dollars</text:p>
          </table:table-cell>
          <table:table-cell table:formula="of:=MID([.B35]; 2; FIND(&quot; &quot;; [.B35])-1)" office:value-type="string" office:string-value="800 " calcext:value-type="string">
            <text:p>8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v.html" xlink:type="simple">Cabo Verde</text:a></text:p>
          </table:table-cell>
          <table:table-cell office:value-type="string" calcext:value-type="string">
            <text:p>$6,500 (2015 est.)</text:p>
            <text:p>$6,500 (2014 est.)</text:p>
            <text:p>$6,400 (2013 est.)</text:p>
            <text:p>note: data are in 2015 US dollars</text:p>
          </table:table-cell>
          <table:table-cell table:formula="of:=MID([.B36]; 2; FIND(&quot; &quot;; [.B36])-1)" office:value-type="string" office:string-value="6,500 " calcext:value-type="string">
            <text:p>6,5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b.html" xlink:type="simple">Cambodia</text:a></text:p>
          </table:table-cell>
          <table:table-cell office:value-type="string" calcext:value-type="string">
            <text:p>$3,500 (2015 est.)</text:p>
            <text:p>$3,300 (2014 est.)</text:p>
            <text:p>$3,100 (2013 est.)</text:p>
            <text:p>note: data are in 2015 US dollars</text:p>
          </table:table-cell>
          <table:table-cell table:formula="of:=MID([.B37]; 2; FIND(&quot; &quot;; [.B37])-1)" office:value-type="string" office:string-value="3,500 " calcext:value-type="string">
            <text:p>3,5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m.html" xlink:type="simple">Cameroon</text:a></text:p>
          </table:table-cell>
          <table:table-cell office:value-type="string" calcext:value-type="string">
            <text:p>$3,100 (2015 est.)</text:p>
            <text:p>$3,000 (2014 est.)</text:p>
            <text:p>$2,900 (2013 est.)</text:p>
            <text:p>note: data are in 2015 US dollars</text:p>
          </table:table-cell>
          <table:table-cell table:formula="of:=MID([.B38]; 2; FIND(&quot; &quot;; [.B38])-1)" office:value-type="string" office:string-value="3,100 " calcext:value-type="string">
            <text:p>3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a.html" xlink:type="simple">Canada</text:a></text:p>
          </table:table-cell>
          <table:table-cell office:value-type="string" calcext:value-type="string">
            <text:p>$45,600 (2015 est.)</text:p>
            <text:p>$45,400 (2014 est.)</text:p>
            <text:p>$44,800 (2013 est.)</text:p>
            <text:p>note: data are in 2015 US dollars</text:p>
          </table:table-cell>
          <table:table-cell table:formula="of:=MID([.B39]; 2; FIND(&quot; &quot;; [.B39])-1)" office:value-type="string" office:string-value="45,600 " calcext:value-type="string">
            <text:p>45,6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6/geos/cj.html" xlink:type="simple">Cayman Islands</text:a></text:p>
          </table:table-cell>
          <table:table-cell office:value-type="string" calcext:value-type="string">
            <text:p>$43,800 (2004 est.)</text:p>
          </table:table-cell>
          <table:table-cell table:formula="of:=MID([.B40]; 2; FIND(&quot; &quot;; [.B40])-1)" office:value-type="string" office:string-value="43,800 " calcext:value-type="string">
            <text:p>43,8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t.html" xlink:type="simple">Central African Republic</text:a></text:p>
          </table:table-cell>
          <table:table-cell office:value-type="string" calcext:value-type="string">
            <text:p>$600 (2015 est.)</text:p>
            <text:p>$600 (2014 est.)</text:p>
            <text:p>$600 (2013 est.)</text:p>
            <text:p>note: data are in 2015 US dollars</text:p>
          </table:table-cell>
          <table:table-cell table:formula="of:=MID([.B41]; 2; FIND(&quot; &quot;; [.B41])-1)" office:value-type="string" office:string-value="600 " calcext:value-type="string">
            <text:p>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d.html" xlink:type="simple">Chad</text:a></text:p>
          </table:table-cell>
          <table:table-cell office:value-type="string" calcext:value-type="string">
            <text:p>$2,600 (2015 est.)</text:p>
            <text:p>$2,700 (2014 est.)</text:p>
            <text:p>$2,500 (2013 est.)</text:p>
            <text:p>note: data are in 2015 US dollars</text:p>
          </table:table-cell>
          <table:table-cell table:formula="of:=MID([.B42]; 2; FIND(&quot; &quot;; [.B42])-1)" office:value-type="string" office:string-value="2,600 " calcext:value-type="string">
            <text:p>2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i.html" xlink:type="simple">Chile</text:a></text:p>
          </table:table-cell>
          <table:table-cell office:value-type="string" calcext:value-type="string">
            <text:p>$23,500 (2015 est.)</text:p>
            <text:p>$23,200 (2014 est.)</text:p>
            <text:p>$23,000 (2013 est.)</text:p>
            <text:p>note: data are in 2015 US dollars</text:p>
          </table:table-cell>
          <table:table-cell table:formula="of:=MID([.B43]; 2; FIND(&quot; &quot;; [.B43])-1)" office:value-type="string" office:string-value="23,500 " calcext:value-type="string">
            <text:p>23,5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h.html" xlink:type="simple">China</text:a></text:p>
          </table:table-cell>
          <table:table-cell office:value-type="string" calcext:value-type="string">
            <text:p>$14,100 (2015 est.)</text:p>
            <text:p>$13,300 (2014 est.)</text:p>
            <text:p>$12,400 (2013 est.)</text:p>
            <text:p>note: data are in 2015 US dollars</text:p>
          </table:table-cell>
          <table:table-cell table:formula="of:=MID([.B44]; 2; FIND(&quot; &quot;; [.B44])-1)" office:value-type="string" office:string-value="14,100 " calcext:value-type="string">
            <text:p>14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o.html" xlink:type="simple">Colombia</text:a></text:p>
          </table:table-cell>
          <table:table-cell office:value-type="string" calcext:value-type="string">
            <text:p>$13,800 (2015 est.)</text:p>
            <text:p>$13,600 (2014 est.)</text:p>
            <text:p>$13,200 (2013 est.)</text:p>
            <text:p>note: data are in 2015 US dollars</text:p>
          </table:table-cell>
          <table:table-cell table:formula="of:=MID([.B45]; 2; FIND(&quot; &quot;; [.B45])-1)" office:value-type="string" office:string-value="13,800 " calcext:value-type="string">
            <text:p>13,8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n.html" xlink:type="simple">Comoros</text:a></text:p>
          </table:table-cell>
          <table:table-cell office:value-type="string" calcext:value-type="string">
            <text:p>$1,500 (2015 est.)</text:p>
            <text:p>$1,500 (2014 est.)</text:p>
            <text:p>$1,600 (2013 est.)</text:p>
            <text:p>note: data are in 2015 US dollars</text:p>
          </table:table-cell>
          <table:table-cell table:formula="of:=MID([.B46]; 2; FIND(&quot; &quot;; [.B46])-1)" office:value-type="string" office:string-value="1,500 " calcext:value-type="string">
            <text:p>1,5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g.html" xlink:type="simple">Congo, Democratic Republic of the</text:a></text:p>
          </table:table-cell>
          <table:table-cell office:value-type="string" calcext:value-type="string">
            <text:p>$800 (2015 est.)</text:p>
            <text:p>$700 (2014 est.)</text:p>
            <text:p>$700 (2013 est.)</text:p>
            <text:p>note: data are in 2015 US dollars</text:p>
          </table:table-cell>
          <table:table-cell table:formula="of:=MID([.B47]; 2; FIND(&quot; &quot;; [.B47])-1)" office:value-type="string" office:string-value="800 " calcext:value-type="string">
            <text:p>8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f.html" xlink:type="simple">Congo, Republic of the</text:a></text:p>
          </table:table-cell>
          <table:table-cell office:value-type="string" calcext:value-type="string">
            <text:p>$6,700 (2015 est.)</text:p>
            <text:p>$6,700 (2014 est.)</text:p>
            <text:p>$6,400 (2013 est.)</text:p>
            <text:p>note: data are in 2015 US dollars</text:p>
          </table:table-cell>
          <table:table-cell table:formula="of:=MID([.B48]; 2; FIND(&quot; &quot;; [.B48])-1)" office:value-type="string" office:string-value="6,700 " calcext:value-type="string">
            <text:p>6,700 </text:p>
          </table:table-cell>
        </table:table-row>
        <table:table-row table:style-name="ro5">
          <table:table-cell office:value-type="string" calcext:value-type="string">
            <text:p><text:a xlink:href="file:///D:/cia-world-factbook/factbook-2016/geos/cw.html" xlink:type="simple">Cook Islands</text:a></text:p>
          </table:table-cell>
          <table:table-cell office:value-type="string" calcext:value-type="string">
            <text:p>$12,300 (2010 est.)</text:p>
            <text:p>$9,100 (2005 est.)</text:p>
          </table:table-cell>
          <table:table-cell table:formula="of:=MID([.B49]; 2; FIND(&quot; &quot;; [.B49])-1)" office:value-type="string" office:string-value="12,300 " calcext:value-type="string">
            <text:p>12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s.html" xlink:type="simple">Costa Rica</text:a></text:p>
          </table:table-cell>
          <table:table-cell office:value-type="string" calcext:value-type="string">
            <text:p>$15,500 (2015 est.)</text:p>
            <text:p>$15,100 (2014 est.)</text:p>
            <text:p>$14,900 (2013 est.)</text:p>
            <text:p>note: data are in 2015 US dollars</text:p>
          </table:table-cell>
          <table:table-cell table:formula="of:=MID([.B50]; 2; FIND(&quot; &quot;; [.B50])-1)" office:value-type="string" office:string-value="15,500 " calcext:value-type="string">
            <text:p>15,5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iv.html" xlink:type="simple">Cote d'Ivoire</text:a></text:p>
          </table:table-cell>
          <table:table-cell office:value-type="string" calcext:value-type="string">
            <text:p>$3,300 (2015 est.)</text:p>
            <text:p>$3,100 (2014 est.)</text:p>
            <text:p>$3,000 (2013 est.)</text:p>
            <text:p>note: data are in 2015 US dollars</text:p>
          </table:table-cell>
          <table:table-cell table:formula="of:=MID([.B51]; 2; FIND(&quot; &quot;; [.B51])-1)" office:value-type="string" office:string-value="3,300 " calcext:value-type="string">
            <text:p>3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hr.html" xlink:type="simple">Croatia</text:a></text:p>
          </table:table-cell>
          <table:table-cell office:value-type="string" calcext:value-type="string">
            <text:p>$21,600 (2015 est.)</text:p>
            <text:p>$21,100 (2014 est.)</text:p>
            <text:p>$21,100 (2013 est.)</text:p>
            <text:p>note: data are in 2015 US dollars</text:p>
          </table:table-cell>
          <table:table-cell table:formula="of:=MID([.B52]; 2; FIND(&quot; &quot;; [.B52])-1)" office:value-type="string" office:string-value="21,600 " calcext:value-type="string">
            <text:p>21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u.html" xlink:type="simple">Cuba</text:a></text:p>
          </table:table-cell>
          <table:table-cell office:value-type="string" calcext:value-type="string">
            <text:p>$10,200 (2010 est.)</text:p>
            <text:p>$10,000 (2009 est.)</text:p>
            <text:p>$10,000 (2008 est.)</text:p>
            <text:p>note: data are in 2010 US dollars</text:p>
          </table:table-cell>
          <table:table-cell table:formula="of:=MID([.B53]; 2; FIND(&quot; &quot;; [.B53])-1)" office:value-type="string" office:string-value="10,200 " calcext:value-type="string">
            <text:p>10,2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6/geos/cc.html" xlink:type="simple">Curacao</text:a></text:p>
          </table:table-cell>
          <table:table-cell office:value-type="string" calcext:value-type="string">
            <text:p>$15,000 (2004 est.)</text:p>
          </table:table-cell>
          <table:table-cell table:formula="of:=MID([.B54]; 2; FIND(&quot; &quot;; [.B54])-1)" office:value-type="string" office:string-value="15,000 " calcext:value-type="string">
            <text:p>15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y.html" xlink:type="simple">Cyprus</text:a></text:p>
          </table:table-cell>
          <table:table-cell office:value-type="string" calcext:value-type="string">
            <text:p>$32,800 (2015 est.)</text:p>
            <text:p>$32,600 (2014 est.)</text:p>
            <text:p>$33,000 (2013 est.)</text:p>
            <text:p>note: data are in 2015 US dollars</text:p>
          </table:table-cell>
          <table:table-cell table:formula="of:=MID([.B55]; 2; FIND(&quot; &quot;; [.B55])-1)" office:value-type="string" office:string-value="32,800 " calcext:value-type="string">
            <text:p>32,8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z.html" xlink:type="simple">Czechia</text:a></text:p>
          </table:table-cell>
          <table:table-cell office:value-type="string" calcext:value-type="string">
            <text:p>$31,600 (2015 est.)</text:p>
            <text:p>$30,300 (2014 est.)</text:p>
            <text:p>$29,700 (2013 est.)</text:p>
            <text:p>note: data are in 2015 US dollars</text:p>
          </table:table-cell>
          <table:table-cell table:formula="of:=MID([.B56]; 2; FIND(&quot; &quot;; [.B56])-1)" office:value-type="string" office:string-value="31,600 " calcext:value-type="string">
            <text:p>31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da.html" xlink:type="simple">Denmark</text:a></text:p>
          </table:table-cell>
          <table:table-cell office:value-type="string" calcext:value-type="string">
            <text:p>$45,700 (2015 est.)</text:p>
            <text:p>$45,400 (2014 est.)</text:p>
            <text:p>$45,100 (2013 est.)</text:p>
            <text:p>note: data are in 2015 US dollars</text:p>
          </table:table-cell>
          <table:table-cell table:formula="of:=MID([.B57]; 2; FIND(&quot; &quot;; [.B57])-1)" office:value-type="string" office:string-value="45,700 " calcext:value-type="string">
            <text:p>45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dj.html" xlink:type="simple">Djibouti</text:a></text:p>
          </table:table-cell>
          <table:table-cell office:value-type="string" calcext:value-type="string">
            <text:p>$3,200 (2015 est.)</text:p>
            <text:p>$3,100 (2014 est.)</text:p>
            <text:p>$3,000 (2013 est.)</text:p>
            <text:p>note: data are in 2015 US dollars</text:p>
          </table:table-cell>
          <table:table-cell table:formula="of:=MID([.B58]; 2; FIND(&quot; &quot;; [.B58])-1)" office:value-type="string" office:string-value="3,200 " calcext:value-type="string">
            <text:p>3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do.html" xlink:type="simple">Dominica</text:a></text:p>
          </table:table-cell>
          <table:table-cell office:value-type="string" calcext:value-type="string">
            <text:p>$10,700 (2015 est.)</text:p>
            <text:p>$11,200 (2014 est.)</text:p>
            <text:p>$10,800 (2013 est.)</text:p>
            <text:p>note: data are in 2015 US dollars</text:p>
          </table:table-cell>
          <table:table-cell table:formula="of:=MID([.B59]; 2; FIND(&quot; &quot;; [.B59])-1)" office:value-type="string" office:string-value="10,700 " calcext:value-type="string">
            <text:p>10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dr.html" xlink:type="simple">Dominican Republic</text:a></text:p>
          </table:table-cell>
          <table:table-cell office:value-type="string" calcext:value-type="string">
            <text:p>$15,000 (2015 est.)</text:p>
            <text:p>$14,200 (2014 est.)</text:p>
            <text:p>$13,300 (2013 est.)</text:p>
            <text:p>note: data are in 2015 US dollars</text:p>
          </table:table-cell>
          <table:table-cell table:formula="of:=MID([.B60]; 2; FIND(&quot; &quot;; [.B60])-1)" office:value-type="string" office:string-value="15,000 " calcext:value-type="string">
            <text:p>15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c.html" xlink:type="simple">Ecuador</text:a></text:p>
          </table:table-cell>
          <table:table-cell office:value-type="string" calcext:value-type="string">
            <text:p>$11,300 (2015 est.)</text:p>
            <text:p>$11,400 (2014 est.)</text:p>
            <text:p>$11,200 (2013 est.)</text:p>
            <text:p>note: data are in 2015 US dollars</text:p>
          </table:table-cell>
          <table:table-cell table:formula="of:=MID([.B61]; 2; FIND(&quot; &quot;; [.B61])-1)" office:value-type="string" office:string-value="11,300 " calcext:value-type="string">
            <text:p>11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g.html" xlink:type="simple">Egypt</text:a></text:p>
          </table:table-cell>
          <table:table-cell office:value-type="string" calcext:value-type="string">
            <text:p>$11,800 (2015 est.)</text:p>
            <text:p>$11,600 (2014 est.)</text:p>
            <text:p>$11,600 (2013 est.)</text:p>
            <text:p>note: data are in 2015 US dollars</text:p>
          </table:table-cell>
          <table:table-cell table:formula="of:=MID([.B62]; 2; FIND(&quot; &quot;; [.B62])-1)" office:value-type="string" office:string-value="11,800 " calcext:value-type="string">
            <text:p>11,8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s.html" xlink:type="simple">El Salvador</text:a></text:p>
          </table:table-cell>
          <table:table-cell office:value-type="string" calcext:value-type="string">
            <text:p>$8,300 (2015 est.)</text:p>
            <text:p>$8,100 (2014 est.)</text:p>
            <text:p>$8,000 (2013 est.)</text:p>
            <text:p>note: data are in 2015 US dollars</text:p>
          </table:table-cell>
          <table:table-cell table:formula="of:=MID([.B63]; 2; FIND(&quot; &quot;; [.B63])-1)" office:value-type="string" office:string-value="8,300 " calcext:value-type="string">
            <text:p>8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k.html" xlink:type="simple">Equatorial Guinea</text:a></text:p>
          </table:table-cell>
          <table:table-cell office:value-type="string" calcext:value-type="string">
            <text:p>$31,800 (2015 est.)</text:p>
            <text:p>$37,200 (2014 est.)</text:p>
            <text:p>$38,300 (2013 est.)</text:p>
            <text:p>note: data are in 2015 US dollars</text:p>
          </table:table-cell>
          <table:table-cell table:formula="of:=MID([.B64]; 2; FIND(&quot; &quot;; [.B64])-1)" office:value-type="string" office:string-value="31,800 " calcext:value-type="string">
            <text:p>31,800 </text:p>
          </table:table-cell>
        </table:table-row>
        <table:table-row table:style-name="ro6">
          <table:table-cell office:value-type="string" calcext:value-type="string">
            <text:p><text:a xlink:href="file:///D:/cia-world-factbook/factbook-2016/geos/er.html" xlink:type="simple">Eritrea</text:a></text:p>
          </table:table-cell>
          <table:table-cell office:value-type="string" calcext:value-type="string">
            <text:p>$1,300 (2015 est.)</text:p>
            <text:p>$1,300 (2014 est.)</text:p>
            <text:p>$1,300 (2013 est.)</text:p>
            <text:p>note: data are in 2015 US dollars; estimates for the size of the Eritrean population vary widely from 3 to 6 million</text:p>
          </table:table-cell>
          <table:table-cell table:formula="of:=MID([.B65]; 2; FIND(&quot; &quot;; [.B65])-1)" office:value-type="string" office:string-value="1,300 " calcext:value-type="string">
            <text:p>1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n.html" xlink:type="simple">Estonia</text:a></text:p>
          </table:table-cell>
          <table:table-cell office:value-type="string" calcext:value-type="string">
            <text:p>$28,600 (2015 est.)</text:p>
            <text:p>$28,200 (2014 est.)</text:p>
            <text:p>$27,400 (2013 est.)</text:p>
            <text:p>note: data are in 2015 US dollars</text:p>
          </table:table-cell>
          <table:table-cell table:formula="of:=MID([.B66]; 2; FIND(&quot; &quot;; [.B66])-1)" office:value-type="string" office:string-value="28,600 " calcext:value-type="string">
            <text:p>28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t.html" xlink:type="simple">Ethiopia</text:a></text:p>
          </table:table-cell>
          <table:table-cell office:value-type="string" calcext:value-type="string">
            <text:p>$1,800 (2015 est.)</text:p>
            <text:p>$1,700 (2014 est.)</text:p>
            <text:p>$1,500 (2013 est.)</text:p>
            <text:p>note: data are in 2015 US dollars</text:p>
          </table:table-cell>
          <table:table-cell table:formula="of:=MID([.B67]; 2; FIND(&quot; &quot;; [.B67])-1)" office:value-type="string" office:string-value="1,800 " calcext:value-type="string">
            <text:p>1,8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e.html" xlink:type="simple">European Union</text:a></text:p>
          </table:table-cell>
          <table:table-cell office:value-type="string" calcext:value-type="string">
            <text:p>$37,800 (2015 est.)</text:p>
            <text:p>$36,900 (2014 est.)</text:p>
            <text:p>$35,900 (2013 est.)</text:p>
            <text:p>note: data are in 2015 US dollars</text:p>
          </table:table-cell>
          <table:table-cell table:formula="of:=MID([.B68]; 2; FIND(&quot; &quot;; [.B68])-1)" office:value-type="string" office:string-value="37,800 " calcext:value-type="string">
            <text:p>37,8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6/geos/fk.html" xlink:type="simple">Falkland Islands (Islas Malvinas)</text:a></text:p>
          </table:table-cell>
          <table:table-cell office:value-type="string" calcext:value-type="string">
            <text:p>$55,400 (2002 est.)</text:p>
          </table:table-cell>
          <table:table-cell table:formula="of:=MID([.B69]; 2; FIND(&quot; &quot;; [.B69])-1)" office:value-type="string" office:string-value="55,400 " calcext:value-type="string">
            <text:p>55,4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6/geos/fo.html" xlink:type="simple">Faroe Islands</text:a></text:p>
          </table:table-cell>
          <table:table-cell office:value-type="string" calcext:value-type="string">
            <text:p>$36,600 (2014 est.)</text:p>
          </table:table-cell>
          <table:table-cell table:formula="of:=MID([.B70]; 2; FIND(&quot; &quot;; [.B70])-1)" office:value-type="string" office:string-value="36,600 " calcext:value-type="string">
            <text:p>36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fj.html" xlink:type="simple">Fiji</text:a></text:p>
          </table:table-cell>
          <table:table-cell office:value-type="string" calcext:value-type="string">
            <text:p>$9,000 (2015 est.)</text:p>
            <text:p>$8,700 (2014 est.)</text:p>
            <text:p>$8,300 (2013 est.)</text:p>
            <text:p>note: data are in 2015 US dollars</text:p>
          </table:table-cell>
          <table:table-cell table:formula="of:=MID([.B71]; 2; FIND(&quot; &quot;; [.B71])-1)" office:value-type="string" office:string-value="9,000 " calcext:value-type="string">
            <text:p>9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fi.html" xlink:type="simple">Finland</text:a></text:p>
          </table:table-cell>
          <table:table-cell office:value-type="string" calcext:value-type="string">
            <text:p>$41,100 (2015 est.)</text:p>
            <text:p>$41,100 (2014 est.)</text:p>
            <text:p>$41,600 (2013 est.)</text:p>
            <text:p>note: data are in 2015 US dollars</text:p>
          </table:table-cell>
          <table:table-cell table:formula="of:=MID([.B72]; 2; FIND(&quot; &quot;; [.B72])-1)" office:value-type="string" office:string-value="41,100 " calcext:value-type="string">
            <text:p>41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fr.html" xlink:type="simple">France</text:a></text:p>
          </table:table-cell>
          <table:table-cell office:value-type="string" calcext:value-type="string">
            <text:p>$41,200 (2015 est.)</text:p>
            <text:p>$40,900 (2014 est.)</text:p>
            <text:p>$41,000 (2013 est.)</text:p>
            <text:p>note: data are in 2015 US dollars</text:p>
          </table:table-cell>
          <table:table-cell table:formula="of:=MID([.B73]; 2; FIND(&quot; &quot;; [.B73])-1)" office:value-type="string" office:string-value="41,200 " calcext:value-type="string">
            <text:p>41,200 </text:p>
          </table:table-cell>
        </table:table-row>
        <table:table-row table:style-name="ro5">
          <table:table-cell office:value-type="string" calcext:value-type="string">
            <text:p><text:a xlink:href="file:///D:/cia-world-factbook/factbook-2016/geos/fp.html" xlink:type="simple">French Polynesia</text:a></text:p>
          </table:table-cell>
          <table:table-cell office:value-type="string" calcext:value-type="string">
            <text:p>$26,100 (2012 est.)</text:p>
            <text:p>$26,000 (2010 est.)</text:p>
          </table:table-cell>
          <table:table-cell table:formula="of:=MID([.B74]; 2; FIND(&quot; &quot;; [.B74])-1)" office:value-type="string" office:string-value="26,100 " calcext:value-type="string">
            <text:p>26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b.html" xlink:type="simple">Gabon</text:a></text:p>
          </table:table-cell>
          <table:table-cell office:value-type="string" calcext:value-type="string">
            <text:p>$18,600 (2015 est.)</text:p>
            <text:p>$18,200 (2014 est.)</text:p>
            <text:p>$17,700 (2013 est.)</text:p>
            <text:p>note: data are in 2015 US dollars</text:p>
          </table:table-cell>
          <table:table-cell table:formula="of:=MID([.B75]; 2; FIND(&quot; &quot;; [.B75])-1)" office:value-type="string" office:string-value="18,600 " calcext:value-type="string">
            <text:p>18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a.html" xlink:type="simple">Gambia, The</text:a></text:p>
          </table:table-cell>
          <table:table-cell office:value-type="string" calcext:value-type="string">
            <text:p>$1,600 (2015 est.)</text:p>
            <text:p>$1,600 (2014 est.)</text:p>
            <text:p>$1,700 (2013 est.)</text:p>
            <text:p>note: data are in 2015 US dollars</text:p>
          </table:table-cell>
          <table:table-cell table:formula="of:=MID([.B76]; 2; FIND(&quot; &quot;; [.B76])-1)" office:value-type="string" office:string-value="1,600 " calcext:value-type="string">
            <text:p>1,600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6/geos/gz.html" xlink:type="simple">Gaza Strip</text:a></text:p>
          </table:table-cell>
          <table:table-cell office:value-type="string" calcext:value-type="string">
            <text:p>see entry for the the West Bank</text:p>
          </table:table-cell>
          <table:table-cell table:formula="of:=MID([.B77]; 2; FIND(&quot; &quot;; [.B77])-1)" office:value-type="string" office:string-value="ee " calcext:value-type="string">
            <text:p>ee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g.html" xlink:type="simple">Georgia</text:a></text:p>
          </table:table-cell>
          <table:table-cell office:value-type="string" calcext:value-type="string">
            <text:p>$9,600 (2015 est.)</text:p>
            <text:p>$9,300 (2014 est.)</text:p>
            <text:p>$8,800 (2013 est.)</text:p>
            <text:p>note: data are in 2015 US dollars</text:p>
          </table:table-cell>
          <table:table-cell table:formula="of:=MID([.B78]; 2; FIND(&quot; &quot;; [.B78])-1)" office:value-type="string" office:string-value="9,600 " calcext:value-type="string">
            <text:p>9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m.html" xlink:type="simple">Germany</text:a></text:p>
          </table:table-cell>
          <table:table-cell office:value-type="string" calcext:value-type="string">
            <text:p>$46,900 (2015 est.)</text:p>
            <text:p>$46,600 (2014 est.)</text:p>
            <text:p>$46,100 (2013 est.)</text:p>
            <text:p>note: data are in 2015 US dollars</text:p>
          </table:table-cell>
          <table:table-cell table:formula="of:=MID([.B79]; 2; FIND(&quot; &quot;; [.B79])-1)" office:value-type="string" office:string-value="46,900 " calcext:value-type="string">
            <text:p>46,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h.html" xlink:type="simple">Ghana</text:a></text:p>
          </table:table-cell>
          <table:table-cell office:value-type="string" calcext:value-type="string">
            <text:p>$4,300 (2015 est.)</text:p>
            <text:p>$4,200 (2014 est.)</text:p>
            <text:p>$4,200 (2013 est.)</text:p>
            <text:p>note: data are in 2015 US dollars</text:p>
          </table:table-cell>
          <table:table-cell table:formula="of:=MID([.B80]; 2; FIND(&quot; &quot;; [.B80])-1)" office:value-type="string" office:string-value="4,300 " calcext:value-type="string">
            <text:p>4,300 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gi.html" xlink:type="simple">Gibraltar</text:a></text:p>
          </table:table-cell>
          <table:table-cell office:value-type="string" calcext:value-type="string">
            <text:p>$43,000 (2008 est.)</text:p>
            <text:p>$41,200 (2007 est.)</text:p>
            <text:p>$38,400 (2006 est.)</text:p>
          </table:table-cell>
          <table:table-cell table:formula="of:=MID([.B81]; 2; FIND(&quot; &quot;; [.B81])-1)" office:value-type="string" office:string-value="43,000 " calcext:value-type="string">
            <text:p>43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r.html" xlink:type="simple">Greece</text:a></text:p>
          </table:table-cell>
          <table:table-cell office:value-type="string" calcext:value-type="string">
            <text:p>$26,400 (2015 est.)</text:p>
            <text:p>$26,200 (2014 est.)</text:p>
            <text:p>$25,900 (2013 est.)</text:p>
            <text:p>note: data are in 2015 US dollars</text:p>
          </table:table-cell>
          <table:table-cell table:formula="of:=MID([.B82]; 2; FIND(&quot; &quot;; [.B82])-1)" office:value-type="string" office:string-value="26,400 " calcext:value-type="string">
            <text:p>26,400 </text:p>
          </table:table-cell>
        </table:table-row>
        <table:table-row table:style-name="ro5">
          <table:table-cell office:value-type="string" calcext:value-type="string">
            <text:p><text:a xlink:href="file:///D:/cia-world-factbook/factbook-2016/geos/gl.html" xlink:type="simple">Greenland</text:a></text:p>
          </table:table-cell>
          <table:table-cell office:value-type="string" calcext:value-type="string">
            <text:p>$37,900 (2008 est.)</text:p>
            <text:p>$38,100 (2007 est.)</text:p>
          </table:table-cell>
          <table:table-cell table:formula="of:=MID([.B83]; 2; FIND(&quot; &quot;; [.B83])-1)" office:value-type="string" office:string-value="37,900 " calcext:value-type="string">
            <text:p>37,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j.html" xlink:type="simple">Grenada</text:a></text:p>
          </table:table-cell>
          <table:table-cell office:value-type="string" calcext:value-type="string">
            <text:p>$13,100 (2015 est.)</text:p>
            <text:p>$12,600 (2014 est.)</text:p>
            <text:p>$12,000 (2013 est.)</text:p>
            <text:p>note: data are in 2015 US dollars</text:p>
          </table:table-cell>
          <table:table-cell table:formula="of:=MID([.B84]; 2; FIND(&quot; &quot;; [.B84])-1)" office:value-type="string" office:string-value="13,100 " calcext:value-type="string">
            <text:p>13,100 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gq.html" xlink:type="simple">Guam</text:a></text:p>
          </table:table-cell>
          <table:table-cell office:value-type="string" calcext:value-type="string">
            <text:p>$30,500 (2013 est.)</text:p>
            <text:p>$29,800 (2012 est.)</text:p>
            <text:p>$28,600 (2011 est.)</text:p>
          </table:table-cell>
          <table:table-cell table:formula="of:=MID([.B85]; 2; FIND(&quot; &quot;; [.B85])-1)" office:value-type="string" office:string-value="30,500 " calcext:value-type="string">
            <text:p>30,5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t.html" xlink:type="simple">Guatemala</text:a></text:p>
          </table:table-cell>
          <table:table-cell office:value-type="string" calcext:value-type="string">
            <text:p>$7,700 (2015 est.)</text:p>
            <text:p>$7,600 (2014 est.)</text:p>
            <text:p>$7,500 (2013 est.)</text:p>
            <text:p>note: data are in 2015 US dollars</text:p>
          </table:table-cell>
          <table:table-cell table:formula="of:=MID([.B86]; 2; FIND(&quot; &quot;; [.B86])-1)" office:value-type="string" office:string-value="7,700 " calcext:value-type="string">
            <text:p>7,7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6/geos/gk.html" xlink:type="simple">Guernsey</text:a></text:p>
          </table:table-cell>
          <table:table-cell office:value-type="string" calcext:value-type="string">
            <text:p>$52,300 (2014 est.)</text:p>
          </table:table-cell>
          <table:table-cell table:formula="of:=MID([.B87]; 2; FIND(&quot; &quot;; [.B87])-1)" office:value-type="string" office:string-value="52,300 " calcext:value-type="string">
            <text:p>52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pu.html" xlink:type="simple">Guinea-Bissau</text:a></text:p>
          </table:table-cell>
          <table:table-cell office:value-type="string" calcext:value-type="string">
            <text:p>$1,500 (2015 est.)</text:p>
            <text:p>$1,500 (2014 est.)</text:p>
            <text:p>$1,500 (2013 est.)</text:p>
            <text:p>note: data are in 2015 US dollars</text:p>
          </table:table-cell>
          <table:table-cell table:formula="of:=MID([.B88]; 2; FIND(&quot; &quot;; [.B88])-1)" office:value-type="string" office:string-value="1,500 " calcext:value-type="string">
            <text:p>1,5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v.html" xlink:type="simple">Guinea</text:a></text:p>
          </table:table-cell>
          <table:table-cell office:value-type="string" calcext:value-type="string">
            <text:p>$1,200 (2015 est.)</text:p>
            <text:p>$1,200 (2014 est.)</text:p>
            <text:p>$1,300 (2013 est.)</text:p>
            <text:p>note: data are in 2015 US dollars</text:p>
          </table:table-cell>
          <table:table-cell table:formula="of:=MID([.B89]; 2; FIND(&quot; &quot;; [.B89])-1)" office:value-type="string" office:string-value="1,200 " calcext:value-type="string">
            <text:p>1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y.html" xlink:type="simple">Guyana</text:a></text:p>
          </table:table-cell>
          <table:table-cell office:value-type="string" calcext:value-type="string">
            <text:p>$7,500 (2015 est.)</text:p>
            <text:p>$7,300 (2014 est.)</text:p>
            <text:p>$7,100 (2013 est.)</text:p>
            <text:p>note: data are in 2015 US dollars</text:p>
          </table:table-cell>
          <table:table-cell table:formula="of:=MID([.B90]; 2; FIND(&quot; &quot;; [.B90])-1)" office:value-type="string" office:string-value="7,500 " calcext:value-type="string">
            <text:p>7,5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ha.html" xlink:type="simple">Haiti</text:a></text:p>
          </table:table-cell>
          <table:table-cell office:value-type="string" calcext:value-type="string">
            <text:p>$1,800 (2015 est.)</text:p>
            <text:p>$1,800 (2014 est.)</text:p>
            <text:p>$1,700 (2013 est.)</text:p>
            <text:p>note: data are in 2015 US dollars</text:p>
          </table:table-cell>
          <table:table-cell table:formula="of:=MID([.B91]; 2; FIND(&quot; &quot;; [.B91])-1)" office:value-type="string" office:string-value="1,800 " calcext:value-type="string">
            <text:p>1,8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ho.html" xlink:type="simple">Honduras</text:a></text:p>
          </table:table-cell>
          <table:table-cell office:value-type="string" calcext:value-type="string">
            <text:p>$4,900 (2015 est.)</text:p>
            <text:p>$4,800 (2014 est.)</text:p>
            <text:p>$4,700 (2013 est.)</text:p>
            <text:p>note: data are in 2015 US dollars</text:p>
          </table:table-cell>
          <table:table-cell table:formula="of:=MID([.B92]; 2; FIND(&quot; &quot;; [.B92])-1)" office:value-type="string" office:string-value="4,900 " calcext:value-type="string">
            <text:p>4,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hk.html" xlink:type="simple">Hong Kong</text:a></text:p>
          </table:table-cell>
          <table:table-cell office:value-type="string" calcext:value-type="string">
            <text:p>$56,700 (2015 est.)</text:p>
            <text:p>$55,700 (2014 est.)</text:p>
            <text:p>$54,600 (2013 est.)</text:p>
            <text:p>note: data are in 2015 US dollars</text:p>
          </table:table-cell>
          <table:table-cell table:formula="of:=MID([.B93]; 2; FIND(&quot; &quot;; [.B93])-1)" office:value-type="string" office:string-value="56,700 " calcext:value-type="string">
            <text:p>56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hu.html" xlink:type="simple">Hungary</text:a></text:p>
          </table:table-cell>
          <table:table-cell office:value-type="string" calcext:value-type="string">
            <text:p>$26,200 (2015 est.)</text:p>
            <text:p>$25,400 (2014 est.)</text:p>
            <text:p>$24,400 (2013 est.)</text:p>
            <text:p>note: data are in 2015 US dollars</text:p>
          </table:table-cell>
          <table:table-cell table:formula="of:=MID([.B94]; 2; FIND(&quot; &quot;; [.B94])-1)" office:value-type="string" office:string-value="26,200 " calcext:value-type="string">
            <text:p>26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ic.html" xlink:type="simple">Iceland</text:a></text:p>
          </table:table-cell>
          <table:table-cell office:value-type="string" calcext:value-type="string">
            <text:p>$46,100 (2015 est.)</text:p>
            <text:p>$44,700 (2014 est.)</text:p>
            <text:p>$44,400 (2013 est.)</text:p>
            <text:p>note: data are in 2015 US dollars</text:p>
          </table:table-cell>
          <table:table-cell table:formula="of:=MID([.B95]; 2; FIND(&quot; &quot;; [.B95])-1)" office:value-type="string" office:string-value="46,100 " calcext:value-type="string">
            <text:p>46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in.html" xlink:type="simple">India</text:a></text:p>
          </table:table-cell>
          <table:table-cell office:value-type="string" calcext:value-type="string">
            <text:p>$6,200 (2015 est.)</text:p>
            <text:p>$5,800 (2014 est.)</text:p>
            <text:p>$5,500 (2013 est.)</text:p>
            <text:p>note: data are in 2015 US dollars</text:p>
          </table:table-cell>
          <table:table-cell table:formula="of:=MID([.B96]; 2; FIND(&quot; &quot;; [.B96])-1)" office:value-type="string" office:string-value="6,200 " calcext:value-type="string">
            <text:p>6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id.html" xlink:type="simple">Indonesia</text:a></text:p>
          </table:table-cell>
          <table:table-cell office:value-type="string" calcext:value-type="string">
            <text:p>$11,100 (2015 est.)</text:p>
            <text:p>$10,800 (2014 est.)</text:p>
            <text:p>$10,400 (2013 est.)</text:p>
            <text:p>note: data are in 2015 US dollars</text:p>
          </table:table-cell>
          <table:table-cell table:formula="of:=MID([.B97]; 2; FIND(&quot; &quot;; [.B97])-1)" office:value-type="string" office:string-value="11,100 " calcext:value-type="string">
            <text:p>11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ir.html" xlink:type="simple">Iran</text:a></text:p>
          </table:table-cell>
          <table:table-cell office:value-type="string" calcext:value-type="string">
            <text:p>$17,300 (2015 est.)</text:p>
            <text:p>$17,500 (2014 est.)</text:p>
            <text:p>$17,000 (2013 est.)</text:p>
            <text:p>note: data are in 2015 US dollars</text:p>
          </table:table-cell>
          <table:table-cell table:formula="of:=MID([.B98]; 2; FIND(&quot; &quot;; [.B98])-1)" office:value-type="string" office:string-value="17,300 " calcext:value-type="string">
            <text:p>17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iz.html" xlink:type="simple">Iraq</text:a></text:p>
          </table:table-cell>
          <table:table-cell office:value-type="string" calcext:value-type="string">
            <text:p>$15,500 (2015 est.)</text:p>
            <text:p>$15,500 (2014 est.)</text:p>
            <text:p>$16,200 (2013 est.)</text:p>
            <text:p>note: data are in 2015 US dollars</text:p>
          </table:table-cell>
          <table:table-cell table:formula="of:=MID([.B99]; 2; FIND(&quot; &quot;; [.B99])-1)" office:value-type="string" office:string-value="15,500 " calcext:value-type="string">
            <text:p>15,5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i.html" xlink:type="simple">Ireland</text:a></text:p>
          </table:table-cell>
          <table:table-cell office:value-type="string" calcext:value-type="string">
            <text:p>$55,500 (2015 est.)</text:p>
            <text:p>$51,800 (2014 est.)</text:p>
            <text:p>$49,400 (2013 est.)</text:p>
            <text:p>note: data are in 2015 US dollars</text:p>
          </table:table-cell>
          <table:table-cell table:formula="of:=MID([.B100]; 2; FIND(&quot; &quot;; [.B100])-1)" office:value-type="string" office:string-value="55,500 " calcext:value-type="string">
            <text:p>55,500 </text:p>
          </table:table-cell>
        </table:table-row>
        <table:table-row table:style-name="ro5">
          <table:table-cell office:value-type="string" calcext:value-type="string">
            <text:p><text:a xlink:href="file:///D:/cia-world-factbook/factbook-2016/geos/im.html" xlink:type="simple">Isle of Man</text:a></text:p>
          </table:table-cell>
          <table:table-cell office:value-type="string" calcext:value-type="string">
            <text:p>$83,100 (2007 est.)</text:p>
            <text:p>$35,000 (2005 est.)</text:p>
          </table:table-cell>
          <table:table-cell table:formula="of:=MID([.B101]; 2; FIND(&quot; &quot;; [.B101])-1)" office:value-type="string" office:string-value="83,100 " calcext:value-type="string">
            <text:p>83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is.html" xlink:type="simple">Israel</text:a></text:p>
          </table:table-cell>
          <table:table-cell office:value-type="string" calcext:value-type="string">
            <text:p>$33,700 (2015 est.)</text:p>
            <text:p>$33,500 (2014 est.)</text:p>
            <text:p>$33,300 (2013 est.)</text:p>
            <text:p>note: data are in 2015 US dollars</text:p>
          </table:table-cell>
          <table:table-cell table:formula="of:=MID([.B102]; 2; FIND(&quot; &quot;; [.B102])-1)" office:value-type="string" office:string-value="33,700 " calcext:value-type="string">
            <text:p>33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it.html" xlink:type="simple">Italy</text:a></text:p>
          </table:table-cell>
          <table:table-cell office:value-type="string" calcext:value-type="string">
            <text:p>$35,700 (2015 est.)</text:p>
            <text:p>$35,400 (2014 est.)</text:p>
            <text:p>$36,200 (2013 est.)</text:p>
            <text:p>note: data are in 2015 US dollars</text:p>
          </table:table-cell>
          <table:table-cell table:formula="of:=MID([.B103]; 2; FIND(&quot; &quot;; [.B103])-1)" office:value-type="string" office:string-value="35,700 " calcext:value-type="string">
            <text:p>35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jm.html" xlink:type="simple">Jamaica</text:a></text:p>
          </table:table-cell>
          <table:table-cell office:value-type="string" calcext:value-type="string">
            <text:p>$8,800 (2015 est.)</text:p>
            <text:p>$8,700 (2014 est.)</text:p>
            <text:p>$8,700 (2013 est.)</text:p>
            <text:p>note: data are in 2015 US dollars</text:p>
          </table:table-cell>
          <table:table-cell table:formula="of:=MID([.B104]; 2; FIND(&quot; &quot;; [.B104])-1)" office:value-type="string" office:string-value="8,800 " calcext:value-type="string">
            <text:p>8,8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ja.html" xlink:type="simple">Japan</text:a></text:p>
          </table:table-cell>
          <table:table-cell office:value-type="string" calcext:value-type="string">
            <text:p>$38,100 (2015 est.)</text:p>
            <text:p>$37,800 (2014 est.)</text:p>
            <text:p>$37,800 (2013 est.)</text:p>
            <text:p>note: data are in 2015 US dollars</text:p>
          </table:table-cell>
          <table:table-cell table:formula="of:=MID([.B105]; 2; FIND(&quot; &quot;; [.B105])-1)" office:value-type="string" office:string-value="38,100 " calcext:value-type="string">
            <text:p>38,1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6/geos/je.html" xlink:type="simple">Jersey</text:a></text:p>
          </table:table-cell>
          <table:table-cell office:value-type="string" calcext:value-type="string">
            <text:p>$57,000 (2005 est.)</text:p>
          </table:table-cell>
          <table:table-cell table:formula="of:=MID([.B106]; 2; FIND(&quot; &quot;; [.B106])-1)" office:value-type="string" office:string-value="57,000 " calcext:value-type="string">
            <text:p>57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jo.html" xlink:type="simple">Jordan</text:a></text:p>
          </table:table-cell>
          <table:table-cell office:value-type="string" calcext:value-type="string">
            <text:p>$12,100 (2015 est.)</text:p>
            <text:p>$12,100 (2014 est.)</text:p>
            <text:p>$12,000 (2013 est.)</text:p>
            <text:p>note: data are in 2015 US dollars</text:p>
          </table:table-cell>
          <table:table-cell table:formula="of:=MID([.B107]; 2; FIND(&quot; &quot;; [.B107])-1)" office:value-type="string" office:string-value="12,100 " calcext:value-type="string">
            <text:p>12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kz.html" xlink:type="simple">Kazakhstan</text:a></text:p>
          </table:table-cell>
          <table:table-cell office:value-type="string" calcext:value-type="string">
            <text:p>$24,300 (2015 est.)</text:p>
            <text:p>$24,300 (2014 est.)</text:p>
            <text:p>$23,700 (2013 est.)</text:p>
            <text:p>note: data are in 2015 US dollars</text:p>
          </table:table-cell>
          <table:table-cell table:formula="of:=MID([.B108]; 2; FIND(&quot; &quot;; [.B108])-1)" office:value-type="string" office:string-value="24,300 " calcext:value-type="string">
            <text:p>24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ke.html" xlink:type="simple">Kenya</text:a></text:p>
          </table:table-cell>
          <table:table-cell office:value-type="string" calcext:value-type="string">
            <text:p>$3,200 (2015 est.)</text:p>
            <text:p>$3,100 (2014 est.)</text:p>
            <text:p>$3,100 (2013 est.)</text:p>
            <text:p>note: data are in 2015 US dollars</text:p>
          </table:table-cell>
          <table:table-cell table:formula="of:=MID([.B109]; 2; FIND(&quot; &quot;; [.B109])-1)" office:value-type="string" office:string-value="3,200 " calcext:value-type="string">
            <text:p>3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kr.html" xlink:type="simple">Kiribati</text:a></text:p>
          </table:table-cell>
          <table:table-cell office:value-type="string" calcext:value-type="string">
            <text:p>$1,800 (2015 est.)</text:p>
            <text:p>$1,700 (2014 est.)</text:p>
            <text:p>$1,700 (2013 est.)</text:p>
            <text:p>note: data are in 2015 US dollars</text:p>
          </table:table-cell>
          <table:table-cell table:formula="of:=MID([.B110]; 2; FIND(&quot; &quot;; [.B110])-1)" office:value-type="string" office:string-value="1,800 " calcext:value-type="string">
            <text:p>1,8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kn.html" xlink:type="simple">Korea, North</text:a></text:p>
          </table:table-cell>
          <table:table-cell office:value-type="string" calcext:value-type="string">
            <text:p>$1,800 (2014 est.)</text:p>
            <text:p>$1,800 (2013 est.)</text:p>
            <text:p>$1,800 (2012 est.)</text:p>
            <text:p>note: data are in 2014 US dollars</text:p>
          </table:table-cell>
          <table:table-cell table:formula="of:=MID([.B111]; 2; FIND(&quot; &quot;; [.B111])-1)" office:value-type="string" office:string-value="1,800 " calcext:value-type="string">
            <text:p>1,8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ks.html" xlink:type="simple">Korea, South</text:a></text:p>
          </table:table-cell>
          <table:table-cell office:value-type="string" calcext:value-type="string">
            <text:p>$36,500 (2015 est.)</text:p>
            <text:p>$35,700 (2014 est.)</text:p>
            <text:p>$34,700 (2013 est.)</text:p>
            <text:p>note: data are in 2015 US dollars</text:p>
          </table:table-cell>
          <table:table-cell table:formula="of:=MID([.B112]; 2; FIND(&quot; &quot;; [.B112])-1)" office:value-type="string" office:string-value="36,500 " calcext:value-type="string">
            <text:p>36,500 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kv.html" xlink:type="simple">Kosovo</text:a></text:p>
          </table:table-cell>
          <table:table-cell office:value-type="string" calcext:value-type="string">
            <text:p>NA (2015 est.)</text:p>
            <text:p>NA (2014 est.)</text:p>
            <text:p>NA (2013 est.)</text:p>
            <text:p>note: data are in 2015 US dollars</text:p>
          </table:table-cell>
          <table:table-cell table:formula="of:=MID([.B113]; 2; FIND(&quot; &quot;; [.B113])-1)" office:value-type="string" office:string-value="A " calcext:value-type="string">
            <text:p>A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ku.html" xlink:type="simple">Kuwait</text:a></text:p>
          </table:table-cell>
          <table:table-cell office:value-type="string" calcext:value-type="string">
            <text:p>$70,200 (2015 est.)</text:p>
            <text:p>$71,500 (2014 est.)</text:p>
            <text:p>$73,500 (2013 est.)</text:p>
            <text:p>note: data are in 2015 US dollars</text:p>
          </table:table-cell>
          <table:table-cell table:formula="of:=MID([.B114]; 2; FIND(&quot; &quot;; [.B114])-1)" office:value-type="string" office:string-value="70,200 " calcext:value-type="string">
            <text:p>70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kg.html" xlink:type="simple">Kyrgyzstan</text:a></text:p>
          </table:table-cell>
          <table:table-cell office:value-type="string" calcext:value-type="string">
            <text:p>$3,400 (2015 est.)</text:p>
            <text:p>$3,300 (2014 est.)</text:p>
            <text:p>$3,200 (2013 est.)</text:p>
            <text:p>note: data are in 2015 US dollars</text:p>
          </table:table-cell>
          <table:table-cell table:formula="of:=MID([.B115]; 2; FIND(&quot; &quot;; [.B115])-1)" office:value-type="string" office:string-value="3,400 " calcext:value-type="string">
            <text:p>3,4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a.html" xlink:type="simple">Laos</text:a></text:p>
          </table:table-cell>
          <table:table-cell office:value-type="string" calcext:value-type="string">
            <text:p>$5,300 (2015 est.)</text:p>
            <text:p>$5,100 (2014 est.)</text:p>
            <text:p>$4,800 (2013 est.)</text:p>
            <text:p>note: data are in 2015 US dollars</text:p>
          </table:table-cell>
          <table:table-cell table:formula="of:=MID([.B116]; 2; FIND(&quot; &quot;; [.B116])-1)" office:value-type="string" office:string-value="5,300 " calcext:value-type="string">
            <text:p>5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g.html" xlink:type="simple">Latvia</text:a></text:p>
          </table:table-cell>
          <table:table-cell office:value-type="string" calcext:value-type="string">
            <text:p>$24,700 (2015 est.)</text:p>
            <text:p>$23,900 (2014 est.)</text:p>
            <text:p>$23,100 (2013 est.)</text:p>
            <text:p>note: data are in 2015 US dollars</text:p>
          </table:table-cell>
          <table:table-cell table:formula="of:=MID([.B117]; 2; FIND(&quot; &quot;; [.B117])-1)" office:value-type="string" office:string-value="24,700 " calcext:value-type="string">
            <text:p>24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e.html" xlink:type="simple">Lebanon</text:a></text:p>
          </table:table-cell>
          <table:table-cell office:value-type="string" calcext:value-type="string">
            <text:p>$18,200 (2015 est.)</text:p>
            <text:p>$18,200 (2014 est.)</text:p>
            <text:p>$18,000 (2013 est.)</text:p>
            <text:p>note: data are in 2015 US dollars</text:p>
          </table:table-cell>
          <table:table-cell table:formula="of:=MID([.B118]; 2; FIND(&quot; &quot;; [.B118])-1)" office:value-type="string" office:string-value="18,200 " calcext:value-type="string">
            <text:p>18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t.html" xlink:type="simple">Lesotho</text:a></text:p>
          </table:table-cell>
          <table:table-cell office:value-type="string" calcext:value-type="string">
            <text:p>$3,000 (2015 est.)</text:p>
            <text:p>$2,900 (2014 est.)</text:p>
            <text:p>$2,800 (2013 est.)</text:p>
            <text:p>note: data are in 2015 US dollars</text:p>
          </table:table-cell>
          <table:table-cell table:formula="of:=MID([.B119]; 2; FIND(&quot; &quot;; [.B119])-1)" office:value-type="string" office:string-value="3,000 " calcext:value-type="string">
            <text:p>3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i.html" xlink:type="simple">Liberia</text:a></text:p>
          </table:table-cell>
          <table:table-cell office:value-type="string" calcext:value-type="string">
            <text:p>$900 (2015 est.)</text:p>
            <text:p>$900 (2014 est.)</text:p>
            <text:p>$900 (2013 est.)</text:p>
            <text:p>note: data are in 2015 US dollars</text:p>
          </table:table-cell>
          <table:table-cell table:formula="of:=MID([.B120]; 2; FIND(&quot; &quot;; [.B120])-1)" office:value-type="string" office:string-value="900 " calcext:value-type="string">
            <text:p>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y.html" xlink:type="simple">Libya</text:a></text:p>
          </table:table-cell>
          <table:table-cell office:value-type="string" calcext:value-type="string">
            <text:p>$14,600 (2015 est.)</text:p>
            <text:p>$15,800 (2014 est.)</text:p>
            <text:p>$20,800 (2013 est.)</text:p>
            <text:p>note: data are in 2015 US dollars</text:p>
          </table:table-cell>
          <table:table-cell table:formula="of:=MID([.B121]; 2; FIND(&quot; &quot;; [.B121])-1)" office:value-type="string" office:string-value="14,600 " calcext:value-type="string">
            <text:p>14,600 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ls.html" xlink:type="simple">Liechtenstein</text:a></text:p>
          </table:table-cell>
          <table:table-cell office:value-type="string" calcext:value-type="string">
            <text:p>$89,400 (2009 est.)</text:p>
            <text:p>$90,600 (2008 est.)</text:p>
            <text:p>$89,700 (2007 est.)</text:p>
          </table:table-cell>
          <table:table-cell table:formula="of:=MID([.B122]; 2; FIND(&quot; &quot;; [.B122])-1)" office:value-type="string" office:string-value="89,400 " calcext:value-type="string">
            <text:p>89,4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h.html" xlink:type="simple">Lithuania</text:a></text:p>
          </table:table-cell>
          <table:table-cell office:value-type="string" calcext:value-type="string">
            <text:p>$28,400 (2015 est.)</text:p>
            <text:p>$27,600 (2014 est.)</text:p>
            <text:p>$26,600 (2013 est.)</text:p>
            <text:p>note: data are in 2015 US dollars</text:p>
          </table:table-cell>
          <table:table-cell table:formula="of:=MID([.B123]; 2; FIND(&quot; &quot;; [.B123])-1)" office:value-type="string" office:string-value="28,400 " calcext:value-type="string">
            <text:p>28,4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u.html" xlink:type="simple">Luxembourg</text:a></text:p>
          </table:table-cell>
          <table:table-cell office:value-type="string" calcext:value-type="string">
            <text:p>$99,000 (2015 est.)</text:p>
            <text:p>$96,900 (2014 est.)</text:p>
            <text:p>$95,400 (2013 est.)</text:p>
            <text:p>note: data are in 2015 US dollars</text:p>
          </table:table-cell>
          <table:table-cell table:formula="of:=MID([.B124]; 2; FIND(&quot; &quot;; [.B124])-1)" office:value-type="string" office:string-value="99,000 " calcext:value-type="string">
            <text:p>99,000 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mc.html" xlink:type="simple">Macau</text:a></text:p>
          </table:table-cell>
          <table:table-cell office:value-type="string" calcext:value-type="string">
            <text:p>$98,200 (2015 est.)</text:p>
            <text:p>$129,100 (2014 est.)</text:p>
            <text:p>$136,200 (2013 est.)</text:p>
          </table:table-cell>
          <table:table-cell table:formula="of:=MID([.B125]; 2; FIND(&quot; &quot;; [.B125])-1)" office:value-type="string" office:string-value="98,200 " calcext:value-type="string">
            <text:p>98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k.html" xlink:type="simple">Macedonia</text:a></text:p>
          </table:table-cell>
          <table:table-cell office:value-type="string" calcext:value-type="string">
            <text:p>$14,000 (2015 est.)</text:p>
            <text:p>$13,500 (2014 est.)</text:p>
            <text:p>$13,100 (2013 est.)</text:p>
            <text:p>note: data are in 2015 US dollars</text:p>
          </table:table-cell>
          <table:table-cell table:formula="of:=MID([.B126]; 2; FIND(&quot; &quot;; [.B126])-1)" office:value-type="string" office:string-value="14,000 " calcext:value-type="string">
            <text:p>14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a.html" xlink:type="simple">Madagascar</text:a></text:p>
          </table:table-cell>
          <table:table-cell office:value-type="string" calcext:value-type="string">
            <text:p>$1,500 (2015 est.)</text:p>
            <text:p>$1,500 (2014 est.)</text:p>
            <text:p>$1,500 (2013 est.)</text:p>
            <text:p>note: data are in 2015 US dollars</text:p>
          </table:table-cell>
          <table:table-cell table:formula="of:=MID([.B127]; 2; FIND(&quot; &quot;; [.B127])-1)" office:value-type="string" office:string-value="1,500 " calcext:value-type="string">
            <text:p>1,5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i.html" xlink:type="simple">Malawi</text:a></text:p>
          </table:table-cell>
          <table:table-cell office:value-type="string" calcext:value-type="string">
            <text:p>$1,100 (2015 est.)</text:p>
            <text:p>$1,100 (2014 est.)</text:p>
            <text:p>$1,100 (2013 est.)</text:p>
            <text:p>note: data are in 2015 US dollars</text:p>
          </table:table-cell>
          <table:table-cell table:formula="of:=MID([.B128]; 2; FIND(&quot; &quot;; [.B128])-1)" office:value-type="string" office:string-value="1,100 " calcext:value-type="string">
            <text:p>1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y.html" xlink:type="simple">Malaysia</text:a></text:p>
          </table:table-cell>
          <table:table-cell office:value-type="string" calcext:value-type="string">
            <text:p>$26,300 (2015 est.)</text:p>
            <text:p>$25,400 (2014 est.)</text:p>
            <text:p>$24,500 (2013 est.)</text:p>
            <text:p>note: data are in 2015 US dollars</text:p>
          </table:table-cell>
          <table:table-cell table:formula="of:=MID([.B129]; 2; FIND(&quot; &quot;; [.B129])-1)" office:value-type="string" office:string-value="26,300 " calcext:value-type="string">
            <text:p>26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v.html" xlink:type="simple">Maldives</text:a></text:p>
          </table:table-cell>
          <table:table-cell office:value-type="string" calcext:value-type="string">
            <text:p>$14,900 (2015 est.)</text:p>
            <text:p>$14,900 (2014 est.)</text:p>
            <text:p>$14,200 (2013 est.)</text:p>
            <text:p>note: data are in 2015 US dollars</text:p>
          </table:table-cell>
          <table:table-cell table:formula="of:=MID([.B130]; 2; FIND(&quot; &quot;; [.B130])-1)" office:value-type="string" office:string-value="14,900 " calcext:value-type="string">
            <text:p>14,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l.html" xlink:type="simple">Mali</text:a></text:p>
          </table:table-cell>
          <table:table-cell office:value-type="string" calcext:value-type="string">
            <text:p>$2,200 (2015 est.)</text:p>
            <text:p>$2,100 (2014 est.)</text:p>
            <text:p>$2,100 (2013 est.)</text:p>
            <text:p>note: data are in 2015 US dollars</text:p>
          </table:table-cell>
          <table:table-cell table:formula="of:=MID([.B131]; 2; FIND(&quot; &quot;; [.B131])-1)" office:value-type="string" office:string-value="2,200 " calcext:value-type="string">
            <text:p>2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t.html" xlink:type="simple">Malta</text:a></text:p>
          </table:table-cell>
          <table:table-cell office:value-type="string" calcext:value-type="string">
            <text:p>$35,900 (2015 est.)</text:p>
            <text:p>$34,300 (2014 est.)</text:p>
            <text:p>$33,300 (2013 est.)</text:p>
            <text:p>note: data are in 2012 US dollars</text:p>
          </table:table-cell>
          <table:table-cell table:formula="of:=MID([.B132]; 2; FIND(&quot; &quot;; [.B132])-1)" office:value-type="string" office:string-value="35,900 " calcext:value-type="string">
            <text:p>35,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rm.html" xlink:type="simple">Marshall Islands</text:a></text:p>
          </table:table-cell>
          <table:table-cell office:value-type="string" calcext:value-type="string">
            <text:p>$3,200 (2015 est.)</text:p>
            <text:p>$3,200 (2014 est.)</text:p>
            <text:p>$3,200 (2013 est.)</text:p>
            <text:p>note: data are in 2015 US dollars</text:p>
          </table:table-cell>
          <table:table-cell table:formula="of:=MID([.B133]; 2; FIND(&quot; &quot;; [.B133])-1)" office:value-type="string" office:string-value="3,200 " calcext:value-type="string">
            <text:p>3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r.html" xlink:type="simple">Mauritania</text:a></text:p>
          </table:table-cell>
          <table:table-cell office:value-type="string" calcext:value-type="string">
            <text:p>$4,400 (2015 est.)</text:p>
            <text:p>$4,400 (2014 est.)</text:p>
            <text:p>$4,200 (2013 est.)</text:p>
            <text:p>note: data are in 2015 US dollars</text:p>
          </table:table-cell>
          <table:table-cell table:formula="of:=MID([.B134]; 2; FIND(&quot; &quot;; [.B134])-1)" office:value-type="string" office:string-value="4,400 " calcext:value-type="string">
            <text:p>4,4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p.html" xlink:type="simple">Mauritius</text:a></text:p>
          </table:table-cell>
          <table:table-cell office:value-type="string" calcext:value-type="string">
            <text:p>$19,500 (2015 est.)</text:p>
            <text:p>$18,900 (2014 est.)</text:p>
            <text:p>$18,200 (2013 est.)</text:p>
            <text:p>note: data are in 2015 US dollars</text:p>
          </table:table-cell>
          <table:table-cell table:formula="of:=MID([.B135]; 2; FIND(&quot; &quot;; [.B135])-1)" office:value-type="string" office:string-value="19,500 " calcext:value-type="string">
            <text:p>19,5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x.html" xlink:type="simple">Mexico</text:a></text:p>
          </table:table-cell>
          <table:table-cell office:value-type="string" calcext:value-type="string">
            <text:p>$17,500 (2015 est.)</text:p>
            <text:p>$17,300 (2014 est.)</text:p>
            <text:p>$17,200 (2013 est.)</text:p>
            <text:p>note: data are in 2015 US dollars</text:p>
          </table:table-cell>
          <table:table-cell table:formula="of:=MID([.B136]; 2; FIND(&quot; &quot;; [.B136])-1)" office:value-type="string" office:string-value="17,500 " calcext:value-type="string">
            <text:p>17,5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fm.html" xlink:type="simple">Micronesia, Federated States of</text:a></text:p>
          </table:table-cell>
          <table:table-cell office:value-type="string" calcext:value-type="string">
            <text:p>$3,000 (2015 est.)</text:p>
            <text:p>$2,900 (2014 est.)</text:p>
            <text:p>$3,100 (2013 est.)</text:p>
            <text:p>note: data are in 2015 US dollars</text:p>
          </table:table-cell>
          <table:table-cell table:formula="of:=MID([.B137]; 2; FIND(&quot; &quot;; [.B137])-1)" office:value-type="string" office:string-value="3,000 " calcext:value-type="string">
            <text:p>3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d.html" xlink:type="simple">Moldova</text:a></text:p>
          </table:table-cell>
          <table:table-cell office:value-type="string" calcext:value-type="string">
            <text:p>$5,000 (2015 est.)</text:p>
            <text:p>$5,100 (2014 est.)</text:p>
            <text:p>$4,800 (2013 est.)</text:p>
            <text:p>note: data are in 2015 US dollars</text:p>
          </table:table-cell>
          <table:table-cell table:formula="of:=MID([.B138]; 2; FIND(&quot; &quot;; [.B138])-1)" office:value-type="string" office:string-value="5,000 " calcext:value-type="string">
            <text:p>5,000 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mn.html" xlink:type="simple">Monaco</text:a></text:p>
          </table:table-cell>
          <table:table-cell office:value-type="string" calcext:value-type="string">
            <text:p>$78,700 (2013 est.)</text:p>
            <text:p>$73,200 (2012 est.)</text:p>
            <text:p>$72,600 (2011 est.)</text:p>
          </table:table-cell>
          <table:table-cell table:formula="of:=MID([.B139]; 2; FIND(&quot; &quot;; [.B139])-1)" office:value-type="string" office:string-value="78,700 " calcext:value-type="string">
            <text:p>78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g.html" xlink:type="simple">Mongolia</text:a></text:p>
          </table:table-cell>
          <table:table-cell office:value-type="string" calcext:value-type="string">
            <text:p>$12,100 (2015 est.)</text:p>
            <text:p>$12,100 (2014 est.)</text:p>
            <text:p>$11,300 (2013 est.)</text:p>
            <text:p>note: data are in 2015 US dollars</text:p>
          </table:table-cell>
          <table:table-cell table:formula="of:=MID([.B140]; 2; FIND(&quot; &quot;; [.B140])-1)" office:value-type="string" office:string-value="12,100 " calcext:value-type="string">
            <text:p>12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j.html" xlink:type="simple">Montenegro</text:a></text:p>
          </table:table-cell>
          <table:table-cell office:value-type="string" calcext:value-type="string">
            <text:p>$16,100 (2015 est.)</text:p>
            <text:p>$15,500 (2014 est.)</text:p>
            <text:p>$15,300 (2013 est.)</text:p>
            <text:p>note: data are in 2015 US dollars</text:p>
          </table:table-cell>
          <table:table-cell table:formula="of:=MID([.B141]; 2; FIND(&quot; &quot;; [.B141])-1)" office:value-type="string" office:string-value="16,100 " calcext:value-type="string">
            <text:p>16,1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6/geos/mh.html" xlink:type="simple">Montserrat</text:a></text:p>
          </table:table-cell>
          <table:table-cell office:value-type="string" calcext:value-type="string">
            <text:p>$8,500 (2006 est.)</text:p>
          </table:table-cell>
          <table:table-cell table:formula="of:=MID([.B142]; 2; FIND(&quot; &quot;; [.B142])-1)" office:value-type="string" office:string-value="8,500 " calcext:value-type="string">
            <text:p>8,5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o.html" xlink:type="simple">Morocco</text:a></text:p>
          </table:table-cell>
          <table:table-cell office:value-type="string" calcext:value-type="string">
            <text:p>$8,200 (2015 est.)</text:p>
            <text:p>$7,900 (2014 est.)</text:p>
            <text:p>$7,800 (2013 est.)</text:p>
            <text:p>note: data are in 2015 US dollars</text:p>
          </table:table-cell>
          <table:table-cell table:formula="of:=MID([.B143]; 2; FIND(&quot; &quot;; [.B143])-1)" office:value-type="string" office:string-value="8,200 " calcext:value-type="string">
            <text:p>8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z.html" xlink:type="simple">Mozambique</text:a></text:p>
          </table:table-cell>
          <table:table-cell office:value-type="string" calcext:value-type="string">
            <text:p>$1,200 (2015 est.)</text:p>
            <text:p>$1,100 (2014 est.)</text:p>
            <text:p>$1,100 (2013 est.)</text:p>
            <text:p>note: data are in 2015 US dollars</text:p>
          </table:table-cell>
          <table:table-cell table:formula="of:=MID([.B144]; 2; FIND(&quot; &quot;; [.B144])-1)" office:value-type="string" office:string-value="1,200 " calcext:value-type="string">
            <text:p>1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wa.html" xlink:type="simple">Namibia</text:a></text:p>
          </table:table-cell>
          <table:table-cell office:value-type="string" calcext:value-type="string">
            <text:p>$11,400 (2015 est.)</text:p>
            <text:p>$11,000 (2014 est.)</text:p>
            <text:p>$10,500 (2013 est.)</text:p>
            <text:p>note: data are in 2015 US dollars</text:p>
          </table:table-cell>
          <table:table-cell table:formula="of:=MID([.B145]; 2; FIND(&quot; &quot;; [.B145])-1)" office:value-type="string" office:string-value="11,400 " calcext:value-type="string">
            <text:p>11,4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r.html" xlink:type="simple">Nauru</text:a></text:p>
          </table:table-cell>
          <table:table-cell office:value-type="string" calcext:value-type="string">
            <text:p>$14,800 (2015 est.)</text:p>
            <text:p>$13,700 (2014 est.)</text:p>
            <text:p>$12,500 (2013 est.)</text:p>
            <text:p>note: data are in 2015 US dollars</text:p>
          </table:table-cell>
          <table:table-cell table:formula="of:=MID([.B146]; 2; FIND(&quot; &quot;; [.B146])-1)" office:value-type="string" office:string-value="14,800 " calcext:value-type="string">
            <text:p>14,8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p.html" xlink:type="simple">Nepal</text:a></text:p>
          </table:table-cell>
          <table:table-cell office:value-type="string" calcext:value-type="string">
            <text:p>$2,500 (2015 est.)</text:p>
            <text:p>$2,400 (2014 est.)</text:p>
            <text:p>$2,300 (2013 est.)</text:p>
            <text:p>note: data are in 2015 US dollars</text:p>
          </table:table-cell>
          <table:table-cell table:formula="of:=MID([.B147]; 2; FIND(&quot; &quot;; [.B147])-1)" office:value-type="string" office:string-value="2,500 " calcext:value-type="string">
            <text:p>2,5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l.html" xlink:type="simple">Netherlands</text:a></text:p>
          </table:table-cell>
          <table:table-cell office:value-type="string" calcext:value-type="string">
            <text:p>$49,200 (2015 est.)</text:p>
            <text:p>$48,400 (2014 est.)</text:p>
            <text:p>$48,100 (2013 est.)</text:p>
            <text:p>note: data are in 2012 US dollars</text:p>
          </table:table-cell>
          <table:table-cell table:formula="of:=MID([.B148]; 2; FIND(&quot; &quot;; [.B148])-1)" office:value-type="string" office:string-value="49,200 " calcext:value-type="string">
            <text:p>49,200 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nc.html" xlink:type="simple">New Caledonia</text:a></text:p>
          </table:table-cell>
          <table:table-cell office:value-type="string" calcext:value-type="string">
            <text:p>$38,800 (2012 est.)</text:p>
            <text:p>$36,500 (2010 est.)</text:p>
            <text:p>$27,300 (2005)</text:p>
          </table:table-cell>
          <table:table-cell table:formula="of:=MID([.B149]; 2; FIND(&quot; &quot;; [.B149])-1)" office:value-type="string" office:string-value="38,800 " calcext:value-type="string">
            <text:p>38,8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z.html" xlink:type="simple">New Zealand</text:a></text:p>
          </table:table-cell>
          <table:table-cell office:value-type="string" calcext:value-type="string">
            <text:p>$36,200 (2015 est.)</text:p>
            <text:p>$35,700 (2014 est.)</text:p>
            <text:p>$35,300 (2013 est.)</text:p>
            <text:p>note: data are in 2015 US dollars</text:p>
          </table:table-cell>
          <table:table-cell table:formula="of:=MID([.B150]; 2; FIND(&quot; &quot;; [.B150])-1)" office:value-type="string" office:string-value="36,200 " calcext:value-type="string">
            <text:p>36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u.html" xlink:type="simple">Nicaragua</text:a></text:p>
          </table:table-cell>
          <table:table-cell office:value-type="string" calcext:value-type="string">
            <text:p>$5,000 (2015 est.)</text:p>
            <text:p>$4,800 (2014 est.)</text:p>
            <text:p>$4,700 (2013 est.)</text:p>
            <text:p>note: data are in 2015 US dollars</text:p>
          </table:table-cell>
          <table:table-cell table:formula="of:=MID([.B151]; 2; FIND(&quot; &quot;; [.B151])-1)" office:value-type="string" office:string-value="5,000 " calcext:value-type="string">
            <text:p>5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i.html" xlink:type="simple">Nigeria</text:a></text:p>
          </table:table-cell>
          <table:table-cell office:value-type="string" calcext:value-type="string">
            <text:p>$6,100 (2015 est.)</text:p>
            <text:p>$6,100 (2014 est.)</text:p>
            <text:p>$5,900 (2013 est.)</text:p>
            <text:p>note: data are in 2015 US dollars</text:p>
          </table:table-cell>
          <table:table-cell table:formula="of:=MID([.B152]; 2; FIND(&quot; &quot;; [.B152])-1)" office:value-type="string" office:string-value="6,100 " calcext:value-type="string">
            <text:p>6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g.html" xlink:type="simple">Niger</text:a></text:p>
          </table:table-cell>
          <table:table-cell office:value-type="string" calcext:value-type="string">
            <text:p>$1,100 (2015 est.)</text:p>
            <text:p>$1,100 (2014 est.)</text:p>
            <text:p>$1,000 (2013 est.)</text:p>
            <text:p>note: data are in 2015 US dollars</text:p>
          </table:table-cell>
          <table:table-cell table:formula="of:=MID([.B153]; 2; FIND(&quot; &quot;; [.B153])-1)" office:value-type="string" office:string-value="1,100 " calcext:value-type="string">
            <text:p>1,1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6/geos/ne.html" xlink:type="simple">Niue</text:a></text:p>
          </table:table-cell>
          <table:table-cell office:value-type="string" calcext:value-type="string">
            <text:p>$5,800 (2003 est.)</text:p>
          </table:table-cell>
          <table:table-cell table:formula="of:=MID([.B154]; 2; FIND(&quot; &quot;; [.B154])-1)" office:value-type="string" office:string-value="5,800 " calcext:value-type="string">
            <text:p>5,800 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cq.html" xlink:type="simple">Northern Mariana Islands</text:a></text:p>
          </table:table-cell>
          <table:table-cell office:value-type="string" calcext:value-type="string">
            <text:p>$13,300 (2013 est.)</text:p>
            <text:p>$12,900 (2012)</text:p>
            <text:p>$12,400 (2011)</text:p>
          </table:table-cell>
          <table:table-cell table:formula="of:=MID([.B155]; 2; FIND(&quot; &quot;; [.B155])-1)" office:value-type="string" office:string-value="13,300 " calcext:value-type="string">
            <text:p>13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o.html" xlink:type="simple">Norway</text:a></text:p>
          </table:table-cell>
          <table:table-cell office:value-type="string" calcext:value-type="string">
            <text:p>$68,400 (2015 est.)</text:p>
            <text:p>$68,000 (2014 est.)</text:p>
            <text:p>$67,300 (2013 est.)</text:p>
            <text:p>note: data are in 2015 US dollars</text:p>
          </table:table-cell>
          <table:table-cell table:formula="of:=MID([.B156]; 2; FIND(&quot; &quot;; [.B156])-1)" office:value-type="string" office:string-value="68,400 " calcext:value-type="string">
            <text:p>68,4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u.html" xlink:type="simple">Oman</text:a></text:p>
          </table:table-cell>
          <table:table-cell office:value-type="string" calcext:value-type="string">
            <text:p>$44,600 (2015 est.)</text:p>
            <text:p>$44,300 (2014 est.)</text:p>
            <text:p>$44,500 (2013 est.)</text:p>
            <text:p>note: data are in 2015 US dollars</text:p>
          </table:table-cell>
          <table:table-cell table:formula="of:=MID([.B157]; 2; FIND(&quot; &quot;; [.B157])-1)" office:value-type="string" office:string-value="44,600 " calcext:value-type="string">
            <text:p>44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pk.html" xlink:type="simple">Pakistan</text:a></text:p>
          </table:table-cell>
          <table:table-cell office:value-type="string" calcext:value-type="string">
            <text:p>$5,000 (2015 est.)</text:p>
            <text:p>$4,900 (2014 est.)</text:p>
            <text:p>$4,800 (2013 est.)</text:p>
            <text:p>note: data are in 2015 US dollars</text:p>
          </table:table-cell>
          <table:table-cell table:formula="of:=MID([.B158]; 2; FIND(&quot; &quot;; [.B158])-1)" office:value-type="string" office:string-value="5,000 " calcext:value-type="string">
            <text:p>5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ps.html" xlink:type="simple">Palau</text:a></text:p>
          </table:table-cell>
          <table:table-cell office:value-type="string" calcext:value-type="string">
            <text:p>$15,100 (2015 est.)</text:p>
            <text:p>$13,800 (2014 est.)</text:p>
            <text:p>$13,300 (2013 est.)</text:p>
            <text:p>note: data are in 2015 US dollars</text:p>
          </table:table-cell>
          <table:table-cell table:formula="of:=MID([.B159]; 2; FIND(&quot; &quot;; [.B159])-1)" office:value-type="string" office:string-value="15,100 " calcext:value-type="string">
            <text:p>15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pm.html" xlink:type="simple">Panama</text:a></text:p>
          </table:table-cell>
          <table:table-cell office:value-type="string" calcext:value-type="string">
            <text:p>$21,800 (2015 est.)</text:p>
            <text:p>$21,000 (2014 est.)</text:p>
            <text:p>$20,200 (2013 est.)</text:p>
            <text:p>note: data are in 2015 US dollars</text:p>
          </table:table-cell>
          <table:table-cell table:formula="of:=MID([.B160]; 2; FIND(&quot; &quot;; [.B160])-1)" office:value-type="string" office:string-value="21,800 " calcext:value-type="string">
            <text:p>21,8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pp.html" xlink:type="simple">Papua New Guinea</text:a></text:p>
          </table:table-cell>
          <table:table-cell office:value-type="string" calcext:value-type="string">
            <text:p>$2,700 (2015 est.)</text:p>
            <text:p>$2,500 (2014 est.)</text:p>
            <text:p>$2,400 (2013 est.)</text:p>
            <text:p>note: data are in 2015 US dollars</text:p>
          </table:table-cell>
          <table:table-cell table:formula="of:=MID([.B161]; 2; FIND(&quot; &quot;; [.B161])-1)" office:value-type="string" office:string-value="2,700 " calcext:value-type="string">
            <text:p>2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pa.html" xlink:type="simple">Paraguay</text:a></text:p>
          </table:table-cell>
          <table:table-cell office:value-type="string" calcext:value-type="string">
            <text:p>$8,700 (2015 est.)</text:p>
            <text:p>$8,600 (2014 est.)</text:p>
            <text:p>$8,300 (2013 est.)</text:p>
            <text:p>note: data are in 2015 US dollars</text:p>
          </table:table-cell>
          <table:table-cell table:formula="of:=MID([.B162]; 2; FIND(&quot; &quot;; [.B162])-1)" office:value-type="string" office:string-value="8,700 " calcext:value-type="string">
            <text:p>8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pe.html" xlink:type="simple">Peru</text:a></text:p>
          </table:table-cell>
          <table:table-cell office:value-type="string" calcext:value-type="string">
            <text:p>$12,200 (2015 est.)</text:p>
            <text:p>$12,000 (2014 est.)</text:p>
            <text:p>$11,900 (2013 est.)</text:p>
            <text:p>note: data are in 2015 US dollars</text:p>
          </table:table-cell>
          <table:table-cell table:formula="of:=MID([.B163]; 2; FIND(&quot; &quot;; [.B163])-1)" office:value-type="string" office:string-value="12,200 " calcext:value-type="string">
            <text:p>12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rp.html" xlink:type="simple">Philippines</text:a></text:p>
          </table:table-cell>
          <table:table-cell office:value-type="string" calcext:value-type="string">
            <text:p>$7,300 (2015 est.)</text:p>
            <text:p>$7,000 (2014 est.)</text:p>
            <text:p>$6,700 (2013 est.)</text:p>
            <text:p>note: data are in 2015 US dollars</text:p>
          </table:table-cell>
          <table:table-cell table:formula="of:=MID([.B164]; 2; FIND(&quot; &quot;; [.B164])-1)" office:value-type="string" office:string-value="7,300 " calcext:value-type="string">
            <text:p>7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pl.html" xlink:type="simple">Poland</text:a></text:p>
          </table:table-cell>
          <table:table-cell office:value-type="string" calcext:value-type="string">
            <text:p>$26,500 (2015 est.)</text:p>
            <text:p>$25,500 (2014 est.)</text:p>
            <text:p>$24,700 (2013 est.)</text:p>
            <text:p>note: data are in 2015 US dollars</text:p>
          </table:table-cell>
          <table:table-cell table:formula="of:=MID([.B165]; 2; FIND(&quot; &quot;; [.B165])-1)" office:value-type="string" office:string-value="26,500 " calcext:value-type="string">
            <text:p>26,5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po.html" xlink:type="simple">Portugal</text:a></text:p>
          </table:table-cell>
          <table:table-cell office:value-type="string" calcext:value-type="string">
            <text:p>$27,800 (2015 est.)</text:p>
            <text:p>$27,500 (2014 est.)</text:p>
            <text:p>$27,100 (2013 est.)</text:p>
            <text:p>note: data are in 2015 US dollars</text:p>
          </table:table-cell>
          <table:table-cell table:formula="of:=MID([.B166]; 2; FIND(&quot; &quot;; [.B166])-1)" office:value-type="string" office:string-value="27,800 " calcext:value-type="string">
            <text:p>27,8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rq.html" xlink:type="simple">Puerto Rico</text:a></text:p>
          </table:table-cell>
          <table:table-cell office:value-type="string" calcext:value-type="string">
            <text:p>$38,000 (2015 est.)</text:p>
            <text:p>$37,800 (2014 est.)</text:p>
            <text:p>$37,200 (2013 est.)</text:p>
            <text:p>note: data are in 2010 US dollars</text:p>
          </table:table-cell>
          <table:table-cell table:formula="of:=MID([.B167]; 2; FIND(&quot; &quot;; [.B167])-1)" office:value-type="string" office:string-value="38,000 " calcext:value-type="string">
            <text:p>38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qa.html" xlink:type="simple">Qatar</text:a></text:p>
          </table:table-cell>
          <table:table-cell office:value-type="string" calcext:value-type="string">
            <text:p>$132,100 (2015 est.)</text:p>
            <text:p>$138,600 (2014 est.)</text:p>
            <text:p>$145,600 (2013 est.)</text:p>
            <text:p>note: data are in 2015 US dollars</text:p>
          </table:table-cell>
          <table:table-cell table:formula="of:=MID([.B168]; 2; FIND(&quot; &quot;; [.B168])-1)" office:value-type="string" office:string-value="132,100 " calcext:value-type="string">
            <text:p>132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ro.html" xlink:type="simple">Romania</text:a></text:p>
          </table:table-cell>
          <table:table-cell office:value-type="string" calcext:value-type="string">
            <text:p>$20,800 (2015 est.)</text:p>
            <text:p>$20,000 (2014 est.)</text:p>
            <text:p>$19,400 (2013 est.)</text:p>
            <text:p>note: data are in 2015 US dollars</text:p>
          </table:table-cell>
          <table:table-cell table:formula="of:=MID([.B169]; 2; FIND(&quot; &quot;; [.B169])-1)" office:value-type="string" office:string-value="20,800 " calcext:value-type="string">
            <text:p>20,8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rs.html" xlink:type="simple">Russia</text:a></text:p>
          </table:table-cell>
          <table:table-cell office:value-type="string" calcext:value-type="string">
            <text:p>$25,400 (2015 est.)</text:p>
            <text:p>$26,400 (2014 est.)</text:p>
            <text:p>$26,700 (2013 est.)</text:p>
            <text:p>note: data are in 2015 US dollars</text:p>
          </table:table-cell>
          <table:table-cell table:formula="of:=MID([.B170]; 2; FIND(&quot; &quot;; [.B170])-1)" office:value-type="string" office:string-value="25,400 " calcext:value-type="string">
            <text:p>25,4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rw.html" xlink:type="simple">Rwanda</text:a></text:p>
          </table:table-cell>
          <table:table-cell office:value-type="string" calcext:value-type="string">
            <text:p>$1,800 (2015 est.)</text:p>
            <text:p>$1,700 (2014 est.)</text:p>
            <text:p>$1,700 (2013 est.)</text:p>
            <text:p>note: data are in 2015 US dollars</text:p>
          </table:table-cell>
          <table:table-cell table:formula="of:=MID([.B171]; 2; FIND(&quot; &quot;; [.B171])-1)" office:value-type="string" office:string-value="1,800 " calcext:value-type="string">
            <text:p>1,8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6/geos/sh.html" xlink:type="simple">Saint Helena, Ascension, and Tristan da Cunha</text:a></text:p>
          </table:table-cell>
          <table:table-cell office:value-type="string" calcext:value-type="string">
            <text:p>$7,800 (FY09/10 est.)</text:p>
          </table:table-cell>
          <table:table-cell table:formula="of:=MID([.B172]; 2; FIND(&quot; &quot;; [.B172])-1)" office:value-type="string" office:string-value="7,800 " calcext:value-type="string">
            <text:p>7,8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c.html" xlink:type="simple">Saint Kitts and Nevis</text:a></text:p>
          </table:table-cell>
          <table:table-cell office:value-type="string" calcext:value-type="string">
            <text:p>$24,600 (2015 est.)</text:p>
            <text:p>$23,500 (2014 est.)</text:p>
            <text:p>$22,600 (2013 est.)</text:p>
            <text:p>note: data are in 2015 US dollars</text:p>
          </table:table-cell>
          <table:table-cell table:formula="of:=MID([.B173]; 2; FIND(&quot; &quot;; [.B173])-1)" office:value-type="string" office:string-value="24,600 " calcext:value-type="string">
            <text:p>24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t.html" xlink:type="simple">Saint Lucia</text:a></text:p>
          </table:table-cell>
          <table:table-cell office:value-type="string" calcext:value-type="string">
            <text:p>$11,700 (2015 est.)</text:p>
            <text:p>$11,600 (2014 est.)</text:p>
            <text:p>$11,600 (2013 est.)</text:p>
            <text:p>note: data are in 2015 US dollars</text:p>
          </table:table-cell>
          <table:table-cell table:formula="of:=MID([.B174]; 2; FIND(&quot; &quot;; [.B174])-1)" office:value-type="string" office:string-value="11,700 " calcext:value-type="string">
            <text:p>11,7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6/geos/rn.html" xlink:type="simple">Saint Martin</text:a></text:p>
          </table:table-cell>
          <table:table-cell office:value-type="string" calcext:value-type="string">
            <text:p>$19,300 (2005 est.)</text:p>
          </table:table-cell>
          <table:table-cell table:formula="of:=MID([.B175]; 2; FIND(&quot; &quot;; [.B175])-1)" office:value-type="string" office:string-value="19,300 " calcext:value-type="string">
            <text:p>19,3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6/geos/sb.html" xlink:type="simple">Saint Pierre and Miquelon</text:a></text:p>
          </table:table-cell>
          <table:table-cell office:value-type="string" calcext:value-type="string">
            <text:p>$34,900 (2006 est.)</text:p>
          </table:table-cell>
          <table:table-cell table:formula="of:=MID([.B176]; 2; FIND(&quot; &quot;; [.B176])-1)" office:value-type="string" office:string-value="34,900 " calcext:value-type="string">
            <text:p>34,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vc.html" xlink:type="simple">Saint Vincent and the Grenadines</text:a></text:p>
          </table:table-cell>
          <table:table-cell office:value-type="string" calcext:value-type="string">
            <text:p>$11,000 (2015 est.)</text:p>
            <text:p>$10,800 (2014 est.)</text:p>
            <text:p>$10,800 (2013 est.)</text:p>
            <text:p>note: data are in 2015 US dollars</text:p>
          </table:table-cell>
          <table:table-cell table:formula="of:=MID([.B177]; 2; FIND(&quot; &quot;; [.B177])-1)" office:value-type="string" office:string-value="11,000 " calcext:value-type="string">
            <text:p>11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ws.html" xlink:type="simple">Samoa</text:a></text:p>
          </table:table-cell>
          <table:table-cell office:value-type="string" calcext:value-type="string">
            <text:p>$5,200 (2015 est.)</text:p>
            <text:p>$5,100 (2014 est.)</text:p>
            <text:p>$5,100 (2013 est.)</text:p>
            <text:p>note: data are in 2015 US dollars</text:p>
          </table:table-cell>
          <table:table-cell table:formula="of:=MID([.B178]; 2; FIND(&quot; &quot;; [.B178])-1)" office:value-type="string" office:string-value="5,200 " calcext:value-type="string">
            <text:p>5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m.html" xlink:type="simple">San Marino</text:a></text:p>
          </table:table-cell>
          <table:table-cell office:value-type="string" calcext:value-type="string">
            <text:p>$63,900 (2015 est.)</text:p>
            <text:p>$63,300 (2014 est.)</text:p>
            <text:p>$63,900 (2013 est.)</text:p>
            <text:p>note: data are in 2015 US dollars</text:p>
          </table:table-cell>
          <table:table-cell table:formula="of:=MID([.B179]; 2; FIND(&quot; &quot;; [.B179])-1)" office:value-type="string" office:string-value="63,900 " calcext:value-type="string">
            <text:p>63,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p.html" xlink:type="simple">Sao Tome and Principe</text:a></text:p>
          </table:table-cell>
          <table:table-cell office:value-type="string" calcext:value-type="string">
            <text:p>$3,200 (2015 est.)</text:p>
            <text:p>$3,200 (2014 est.)</text:p>
            <text:p>$3,100 (2013 est.)</text:p>
            <text:p>note: data are in 2015 US dollars</text:p>
          </table:table-cell>
          <table:table-cell table:formula="of:=MID([.B180]; 2; FIND(&quot; &quot;; [.B180])-1)" office:value-type="string" office:string-value="3,200 " calcext:value-type="string">
            <text:p>3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a.html" xlink:type="simple">Saudi Arabia</text:a></text:p>
          </table:table-cell>
          <table:table-cell office:value-type="string" calcext:value-type="string">
            <text:p>$53,600 (2015 est.)</text:p>
            <text:p>$52,900 (2014 est.)</text:p>
            <text:p>$52,400 (2013 est.)</text:p>
            <text:p>note: data are in 2015 US dollars</text:p>
          </table:table-cell>
          <table:table-cell table:formula="of:=MID([.B181]; 2; FIND(&quot; &quot;; [.B181])-1)" office:value-type="string" office:string-value="53,600 " calcext:value-type="string">
            <text:p>53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g.html" xlink:type="simple">Senegal</text:a></text:p>
          </table:table-cell>
          <table:table-cell office:value-type="string" calcext:value-type="string">
            <text:p>$2,500 (2015 est.)</text:p>
            <text:p>$2,400 (2014 est.)</text:p>
            <text:p>$2,300 (2013 est.)</text:p>
            <text:p>note: data are in 2015 US dollars</text:p>
          </table:table-cell>
          <table:table-cell table:formula="of:=MID([.B182]; 2; FIND(&quot; &quot;; [.B182])-1)" office:value-type="string" office:string-value="2,500 " calcext:value-type="string">
            <text:p>2,5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ri.html" xlink:type="simple">Serbia</text:a></text:p>
          </table:table-cell>
          <table:table-cell office:value-type="string" calcext:value-type="string">
            <text:p>$13,700 (2015 est.)</text:p>
            <text:p>$13,600 (2014 est.)</text:p>
            <text:p>$13,800 (2013 est.)</text:p>
            <text:p>note: data are in 2015 US dollars</text:p>
          </table:table-cell>
          <table:table-cell table:formula="of:=MID([.B183]; 2; FIND(&quot; &quot;; [.B183])-1)" office:value-type="string" office:string-value="13,700 " calcext:value-type="string">
            <text:p>13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e.html" xlink:type="simple">Seychelles</text:a></text:p>
          </table:table-cell>
          <table:table-cell office:value-type="string" calcext:value-type="string">
            <text:p>$26,300 (2015 est.)</text:p>
            <text:p>$25,400 (2014 est.)</text:p>
            <text:p>$24,200 (2013 est.)</text:p>
            <text:p>note: data are in 2015 US dollars</text:p>
          </table:table-cell>
          <table:table-cell table:formula="of:=MID([.B184]; 2; FIND(&quot; &quot;; [.B184])-1)" office:value-type="string" office:string-value="26,300 " calcext:value-type="string">
            <text:p>26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l.html" xlink:type="simple">Sierra Leone</text:a></text:p>
          </table:table-cell>
          <table:table-cell office:value-type="string" calcext:value-type="string">
            <text:p>$1,600 (2015 est.)</text:p>
            <text:p>$2,000 (2014 est.)</text:p>
            <text:p>$2,000 (2013 est.)</text:p>
            <text:p>note: data are in 2015 US dollars</text:p>
          </table:table-cell>
          <table:table-cell table:formula="of:=MID([.B185]; 2; FIND(&quot; &quot;; [.B185])-1)" office:value-type="string" office:string-value="1,600 " calcext:value-type="string">
            <text:p>1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n.html" xlink:type="simple">Singapore</text:a></text:p>
          </table:table-cell>
          <table:table-cell office:value-type="string" calcext:value-type="string">
            <text:p>$85,300 (2015 est.)</text:p>
            <text:p>$84,600 (2014 est.)</text:p>
            <text:p>$83,000 (2013 est.)</text:p>
            <text:p>note: data are in 2015 US dollars</text:p>
          </table:table-cell>
          <table:table-cell table:formula="of:=MID([.B186]; 2; FIND(&quot; &quot;; [.B186])-1)" office:value-type="string" office:string-value="85,300 " calcext:value-type="string">
            <text:p>85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k.html" xlink:type="simple">Sint Maarten</text:a></text:p>
          </table:table-cell>
          <table:table-cell office:value-type="string" calcext:value-type="string">
            <text:p>$66,800 (2014 est.)</text:p>
            <text:p>$65,500 (2013 est.)</text:p>
            <text:p>$63,900 (2012 est.)</text:p>
            <text:p>note: data are in 2015 US dollars</text:p>
          </table:table-cell>
          <table:table-cell table:formula="of:=MID([.B187]; 2; FIND(&quot; &quot;; [.B187])-1)" office:value-type="string" office:string-value="66,800 " calcext:value-type="string">
            <text:p>66,8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o.html" xlink:type="simple">Slovakia</text:a></text:p>
          </table:table-cell>
          <table:table-cell office:value-type="string" calcext:value-type="string">
            <text:p>$29,700 (2015 est.)</text:p>
            <text:p>$28,700 (2014 est.)</text:p>
            <text:p>$28,000 (2013 est.)</text:p>
            <text:p>note: data are in 2015 US dollars</text:p>
          </table:table-cell>
          <table:table-cell table:formula="of:=MID([.B188]; 2; FIND(&quot; &quot;; [.B188])-1)" office:value-type="string" office:string-value="29,700 " calcext:value-type="string">
            <text:p>29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i.html" xlink:type="simple">Slovenia</text:a></text:p>
          </table:table-cell>
          <table:table-cell office:value-type="string" calcext:value-type="string">
            <text:p>$31,000 (2015 est.)</text:p>
            <text:p>$30,200 (2014 est.)</text:p>
            <text:p>$29,300 (2013 est.)</text:p>
            <text:p>note: data are in 2015 US dollars</text:p>
          </table:table-cell>
          <table:table-cell table:formula="of:=MID([.B189]; 2; FIND(&quot; &quot;; [.B189])-1)" office:value-type="string" office:string-value="31,000 " calcext:value-type="string">
            <text:p>31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p.html" xlink:type="simple">Solomon Islands</text:a></text:p>
          </table:table-cell>
          <table:table-cell office:value-type="string" calcext:value-type="string">
            <text:p>$1,900 (2015 est.)</text:p>
            <text:p>$1,900 (2014 est.)</text:p>
            <text:p>$1,900 (2013 est.)</text:p>
            <text:p>note: data are in 2015 US dollars</text:p>
          </table:table-cell>
          <table:table-cell table:formula="of:=MID([.B190]; 2; FIND(&quot; &quot;; [.B190])-1)" office:value-type="string" office:string-value="1,900 " calcext:value-type="string">
            <text:p>1,900 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so.html" xlink:type="simple">Somalia</text:a></text:p>
          </table:table-cell>
          <table:table-cell office:value-type="string" calcext:value-type="string">
            <text:p>$400 (2014 est.)</text:p>
            <text:p>$400 (2013 est.)</text:p>
            <text:p>$600 (2008 est.)</text:p>
          </table:table-cell>
          <table:table-cell table:formula="of:=MID([.B191]; 2; FIND(&quot; &quot;; [.B191])-1)" office:value-type="string" office:string-value="400 " calcext:value-type="string">
            <text:p>4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f.html" xlink:type="simple">South Africa</text:a></text:p>
          </table:table-cell>
          <table:table-cell office:value-type="string" calcext:value-type="string">
            <text:p>$13,200 (2015 est.)</text:p>
            <text:p>$13,200 (2014 est.)</text:p>
            <text:p>$13,200 (2013 est.)</text:p>
            <text:p>note: data are in 2015 US dollars</text:p>
          </table:table-cell>
          <table:table-cell table:formula="of:=MID([.B192]; 2; FIND(&quot; &quot;; [.B192])-1)" office:value-type="string" office:string-value="13,200 " calcext:value-type="string">
            <text:p>13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od.html" xlink:type="simple">South Sudan</text:a></text:p>
          </table:table-cell>
          <table:table-cell office:value-type="string" calcext:value-type="string">
            <text:p>$2,000 (2015 est.)</text:p>
            <text:p>$2,100 (2014 est.)</text:p>
            <text:p>$2,100 (2013 est.)</text:p>
            <text:p>note: data are in 2015 US dollars</text:p>
          </table:table-cell>
          <table:table-cell table:formula="of:=MID([.B193]; 2; FIND(&quot; &quot;; [.B193])-1)" office:value-type="string" office:string-value="2,000 " calcext:value-type="string">
            <text:p>2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p.html" xlink:type="simple">Spain</text:a></text:p>
          </table:table-cell>
          <table:table-cell office:value-type="string" calcext:value-type="string">
            <text:p>$34,800 (2015 est.)</text:p>
            <text:p>$33,700 (2014 est.)</text:p>
            <text:p>$33,100 (2013 est.)</text:p>
            <text:p>note: data are in 2015 US dollars</text:p>
          </table:table-cell>
          <table:table-cell table:formula="of:=MID([.B194]; 2; FIND(&quot; &quot;; [.B194])-1)" office:value-type="string" office:string-value="34,800 " calcext:value-type="string">
            <text:p>34,8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e.html" xlink:type="simple">Sri Lanka</text:a></text:p>
          </table:table-cell>
          <table:table-cell office:value-type="string" calcext:value-type="string">
            <text:p>$10,600 (2015 est.)</text:p>
            <text:p>$10,100 (2014 est.)</text:p>
            <text:p>$9,700 (2013 est.)</text:p>
            <text:p>note: data are in 2015 US dollars</text:p>
          </table:table-cell>
          <table:table-cell table:formula="of:=MID([.B195]; 2; FIND(&quot; &quot;; [.B195])-1)" office:value-type="string" office:string-value="10,600 " calcext:value-type="string">
            <text:p>10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u.html" xlink:type="simple">Sudan</text:a></text:p>
          </table:table-cell>
          <table:table-cell office:value-type="string" calcext:value-type="string">
            <text:p>$4,300 (2015 est.)</text:p>
            <text:p>$4,300 (2014 est.)</text:p>
            <text:p>$4,300 (2013 est.)</text:p>
            <text:p>note: data are in 2015 US dollars</text:p>
          </table:table-cell>
          <table:table-cell table:formula="of:=MID([.B196]; 2; FIND(&quot; &quot;; [.B196])-1)" office:value-type="string" office:string-value="4,300 " calcext:value-type="string">
            <text:p>4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s.html" xlink:type="simple">Suriname</text:a></text:p>
          </table:table-cell>
          <table:table-cell office:value-type="string" calcext:value-type="string">
            <text:p>$16,300 (2015 est.)</text:p>
            <text:p>$16,200 (2014 est.)</text:p>
            <text:p>$16,200 (2013 est.)</text:p>
            <text:p>note: data are in 2015 US dollars</text:p>
          </table:table-cell>
          <table:table-cell table:formula="of:=MID([.B197]; 2; FIND(&quot; &quot;; [.B197])-1)" office:value-type="string" office:string-value="16,300 " calcext:value-type="string">
            <text:p>16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wz.html" xlink:type="simple">Swaziland</text:a></text:p>
          </table:table-cell>
          <table:table-cell office:value-type="string" calcext:value-type="string">
            <text:p>$8,500 (2015 est.)</text:p>
            <text:p>$8,400 (2014 est.)</text:p>
            <text:p>$8,300 (2013 est.)</text:p>
            <text:p>note: data are in 2015 US dollars</text:p>
          </table:table-cell>
          <table:table-cell table:formula="of:=MID([.B198]; 2; FIND(&quot; &quot;; [.B198])-1)" office:value-type="string" office:string-value="8,500 " calcext:value-type="string">
            <text:p>8,5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w.html" xlink:type="simple">Sweden</text:a></text:p>
          </table:table-cell>
          <table:table-cell office:value-type="string" calcext:value-type="string">
            <text:p>$47,900 (2015 est.)</text:p>
            <text:p>$46,700 (2014 est.)</text:p>
            <text:p>$46,100 (2013 est.)</text:p>
            <text:p>note: data are in 2015 US dollars</text:p>
          </table:table-cell>
          <table:table-cell table:formula="of:=MID([.B199]; 2; FIND(&quot; &quot;; [.B199])-1)" office:value-type="string" office:string-value="47,900 " calcext:value-type="string">
            <text:p>47,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z.html" xlink:type="simple">Switzerland</text:a></text:p>
          </table:table-cell>
          <table:table-cell office:value-type="string" calcext:value-type="string">
            <text:p>$58,600 (2015 est.)</text:p>
            <text:p>$58,800 (2014 est.)</text:p>
            <text:p>$58,400 (2013 est.)</text:p>
            <text:p>note: data are in 2015 US dollars</text:p>
          </table:table-cell>
          <table:table-cell table:formula="of:=MID([.B200]; 2; FIND(&quot; &quot;; [.B200])-1)" office:value-type="string" office:string-value="58,600 " calcext:value-type="string">
            <text:p>58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y.html" xlink:type="simple">Syria</text:a></text:p>
          </table:table-cell>
          <table:table-cell office:value-type="string" calcext:value-type="string">
            <text:p>$5,100 (2011 est.)</text:p>
            <text:p>$5,100 (2010 est.)</text:p>
            <text:p>$5,200 (2010 est.)</text:p>
            <text:p>note: data are in 2011 US dollars</text:p>
          </table:table-cell>
          <table:table-cell table:formula="of:=MID([.B201]; 2; FIND(&quot; &quot;; [.B201])-1)" office:value-type="string" office:string-value="5,100 " calcext:value-type="string">
            <text:p>5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w.html" xlink:type="simple">Taiwan</text:a></text:p>
          </table:table-cell>
          <table:table-cell office:value-type="string" calcext:value-type="string">
            <text:p>$46,800 (2015 est.)</text:p>
            <text:p>$46,600 (2014 est.)</text:p>
            <text:p>$44,900 (2013 est.)</text:p>
            <text:p>note: data are in 2015 US dollars</text:p>
          </table:table-cell>
          <table:table-cell table:formula="of:=MID([.B202]; 2; FIND(&quot; &quot;; [.B202])-1)" office:value-type="string" office:string-value="46,800 " calcext:value-type="string">
            <text:p>46,8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i.html" xlink:type="simple">Tajikistan</text:a></text:p>
          </table:table-cell>
          <table:table-cell office:value-type="string" calcext:value-type="string">
            <text:p>$2,700 (2015 est.)</text:p>
            <text:p>$2,700 (2014 est.)</text:p>
            <text:p>$2,600 (2013 est.)</text:p>
            <text:p>note: data are in 2015 US dollars</text:p>
          </table:table-cell>
          <table:table-cell table:formula="of:=MID([.B203]; 2; FIND(&quot; &quot;; [.B203])-1)" office:value-type="string" office:string-value="2,700 " calcext:value-type="string">
            <text:p>2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z.html" xlink:type="simple">Tanzania</text:a></text:p>
          </table:table-cell>
          <table:table-cell office:value-type="string" calcext:value-type="string">
            <text:p>$2,900 (2015 est.)</text:p>
            <text:p>$2,800 (2014 est.)</text:p>
            <text:p>$2,600 (2013 est.)</text:p>
            <text:p>note: data are in 2015 US dollars</text:p>
          </table:table-cell>
          <table:table-cell table:formula="of:=MID([.B204]; 2; FIND(&quot; &quot;; [.B204])-1)" office:value-type="string" office:string-value="2,900 " calcext:value-type="string">
            <text:p>2,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h.html" xlink:type="simple">Thailand</text:a></text:p>
          </table:table-cell>
          <table:table-cell office:value-type="string" calcext:value-type="string">
            <text:p>$16,100 (2015 est.)</text:p>
            <text:p>$15,700 (2014 est.)</text:p>
            <text:p>$15,700 (2013 est.)</text:p>
            <text:p>note: data are in 2015 US dollars</text:p>
          </table:table-cell>
          <table:table-cell table:formula="of:=MID([.B205]; 2; FIND(&quot; &quot;; [.B205])-1)" office:value-type="string" office:string-value="16,100 " calcext:value-type="string">
            <text:p>16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t.html" xlink:type="simple">Timor-Leste</text:a></text:p>
          </table:table-cell>
          <table:table-cell office:value-type="string" calcext:value-type="string">
            <text:p>$5,600 (2015 est.)</text:p>
            <text:p>$5,500 (2014 est.)</text:p>
            <text:p>$5,300 (2013 est.)</text:p>
            <text:p>note: data are in 2015 US dollars</text:p>
          </table:table-cell>
          <table:table-cell table:formula="of:=MID([.B206]; 2; FIND(&quot; &quot;; [.B206])-1)" office:value-type="string" office:string-value="5,600 " calcext:value-type="string">
            <text:p>5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o.html" xlink:type="simple">Togo</text:a></text:p>
          </table:table-cell>
          <table:table-cell office:value-type="string" calcext:value-type="string">
            <text:p>$1,500 (2015 est.)</text:p>
            <text:p>$1,400 (2014 est.)</text:p>
            <text:p>$1,400 (2013 est.)</text:p>
            <text:p>note: data are in 2015 US dollars</text:p>
          </table:table-cell>
          <table:table-cell table:formula="of:=MID([.B207]; 2; FIND(&quot; &quot;; [.B207])-1)" office:value-type="string" office:string-value="1,500 " calcext:value-type="string">
            <text:p>1,5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6/geos/tl.html" xlink:type="simple">Tokelau</text:a></text:p>
          </table:table-cell>
          <table:table-cell office:value-type="string" calcext:value-type="string">
            <text:p>$1,000 (1993 est.)</text:p>
          </table:table-cell>
          <table:table-cell table:formula="of:=MID([.B208]; 2; FIND(&quot; &quot;; [.B208])-1)" office:value-type="string" office:string-value="1,000 " calcext:value-type="string">
            <text:p>1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n.html" xlink:type="simple">Tonga</text:a></text:p>
          </table:table-cell>
          <table:table-cell office:value-type="string" calcext:value-type="string">
            <text:p>$5,100 (2015 est.)</text:p>
            <text:p>$4,900 (2014 est.)</text:p>
            <text:p>$4,800 (2013 est.)</text:p>
            <text:p>note: data are in 2015 US dollars</text:p>
          </table:table-cell>
          <table:table-cell table:formula="of:=MID([.B209]; 2; FIND(&quot; &quot;; [.B209])-1)" office:value-type="string" office:string-value="5,100 " calcext:value-type="string">
            <text:p>5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d.html" xlink:type="simple">Trinidad and Tobago</text:a></text:p>
          </table:table-cell>
          <table:table-cell office:value-type="string" calcext:value-type="string">
            <text:p>$30,900 (2015 est.)</text:p>
            <text:p>$31,500 (2014 est.)</text:p>
            <text:p>$31,400 (2013 est.)</text:p>
            <text:p>note: data are in 2015 US dollars</text:p>
          </table:table-cell>
          <table:table-cell table:formula="of:=MID([.B210]; 2; FIND(&quot; &quot;; [.B210])-1)" office:value-type="string" office:string-value="30,900 " calcext:value-type="string">
            <text:p>30,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s.html" xlink:type="simple">Tunisia</text:a></text:p>
          </table:table-cell>
          <table:table-cell office:value-type="string" calcext:value-type="string">
            <text:p>$11,400 (2015 est.)</text:p>
            <text:p>$11,500 (2014 est.)</text:p>
            <text:p>$11,300 (2013 est.)</text:p>
            <text:p>note: data are in 2015 US dollars</text:p>
          </table:table-cell>
          <table:table-cell table:formula="of:=MID([.B211]; 2; FIND(&quot; &quot;; [.B211])-1)" office:value-type="string" office:string-value="11,400 " calcext:value-type="string">
            <text:p>11,4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u.html" xlink:type="simple">Turkey</text:a></text:p>
          </table:table-cell>
          <table:table-cell office:value-type="string" calcext:value-type="string">
            <text:p>$20,400 (2015 est.)</text:p>
            <text:p>$19,900 (2014 est.)</text:p>
            <text:p>$19,500 (2013 est.)</text:p>
            <text:p>note: data are in 2015 US dollars</text:p>
          </table:table-cell>
          <table:table-cell table:formula="of:=MID([.B212]; 2; FIND(&quot; &quot;; [.B212])-1)" office:value-type="string" office:string-value="20,400 " calcext:value-type="string">
            <text:p>20,4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x.html" xlink:type="simple">Turkmenistan</text:a></text:p>
          </table:table-cell>
          <table:table-cell office:value-type="string" calcext:value-type="string">
            <text:p>$16,400 (2015 est.)</text:p>
            <text:p>$15,700 (2014 est.)</text:p>
            <text:p>$14,400 (2013 est.)</text:p>
            <text:p>note: data are in 2015 US dollars</text:p>
          </table:table-cell>
          <table:table-cell table:formula="of:=MID([.B213]; 2; FIND(&quot; &quot;; [.B213])-1)" office:value-type="string" office:string-value="16,400 " calcext:value-type="string">
            <text:p>16,4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6/geos/tk.html" xlink:type="simple">Turks and Caicos Islands</text:a></text:p>
          </table:table-cell>
          <table:table-cell office:value-type="string" calcext:value-type="string">
            <text:p>$29,100 (2007 est.)</text:p>
          </table:table-cell>
          <table:table-cell table:formula="of:=MID([.B214]; 2; FIND(&quot; &quot;; [.B214])-1)" office:value-type="string" office:string-value="29,100 " calcext:value-type="string">
            <text:p>29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v.html" xlink:type="simple">Tuvalu</text:a></text:p>
          </table:table-cell>
          <table:table-cell office:value-type="string" calcext:value-type="string">
            <text:p>$3,400 (2015 est.)</text:p>
            <text:p>$3,300 (2014 est.)</text:p>
            <text:p>$3,200 (2013 est.)</text:p>
            <text:p>note: data are in 2015 US dollars</text:p>
          </table:table-cell>
          <table:table-cell table:formula="of:=MID([.B215]; 2; FIND(&quot; &quot;; [.B215])-1)" office:value-type="string" office:string-value="3,400 " calcext:value-type="string">
            <text:p>3,4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ug.html" xlink:type="simple">Uganda</text:a></text:p>
          </table:table-cell>
          <table:table-cell office:value-type="string" calcext:value-type="string">
            <text:p>$2,000 (2015 est.)</text:p>
            <text:p>$2,000 (2014 est.)</text:p>
            <text:p>$1,900 (2013 est.)</text:p>
            <text:p>note: data are in 2015 US dollars</text:p>
          </table:table-cell>
          <table:table-cell table:formula="of:=MID([.B216]; 2; FIND(&quot; &quot;; [.B216])-1)" office:value-type="string" office:string-value="2,000 " calcext:value-type="string">
            <text:p>2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up.html" xlink:type="simple">Ukraine</text:a></text:p>
          </table:table-cell>
          <table:table-cell office:value-type="string" calcext:value-type="string">
            <text:p>$7,500 (2015 est.)</text:p>
            <text:p>$8,300 (2014 est.)</text:p>
            <text:p>$9,400 (2013 est.)</text:p>
            <text:p>note: data are in 2015 US dollars</text:p>
          </table:table-cell>
          <table:table-cell table:formula="of:=MID([.B217]; 2; FIND(&quot; &quot;; [.B217])-1)" office:value-type="string" office:string-value="7,500 " calcext:value-type="string">
            <text:p>7,5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e.html" xlink:type="simple">United Arab Emirates</text:a></text:p>
          </table:table-cell>
          <table:table-cell office:value-type="string" calcext:value-type="string">
            <text:p>$67,600 (2015 est.)</text:p>
            <text:p>$67,000 (2014 est.)</text:p>
            <text:p>$66,000 (2013 est.)</text:p>
            <text:p>note: data are in 2015 US dollars</text:p>
          </table:table-cell>
          <table:table-cell table:formula="of:=MID([.B218]; 2; FIND(&quot; &quot;; [.B218])-1)" office:value-type="string" office:string-value="67,600 " calcext:value-type="string">
            <text:p>67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uk.html" xlink:type="simple">United Kingdom</text:a></text:p>
          </table:table-cell>
          <table:table-cell office:value-type="string" calcext:value-type="string">
            <text:p>$41,200 (2015 est.)</text:p>
            <text:p>$40,600 (2014 est.)</text:p>
            <text:p>$39,800 (2013 est.)</text:p>
            <text:p>note: data are in 2015 US dollars</text:p>
          </table:table-cell>
          <table:table-cell table:formula="of:=MID([.B219]; 2; FIND(&quot; &quot;; [.B219])-1)" office:value-type="string" office:string-value="41,200 " calcext:value-type="string">
            <text:p>41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us.html" xlink:type="simple">United States</text:a></text:p>
          </table:table-cell>
          <table:table-cell office:value-type="string" calcext:value-type="string">
            <text:p>$55,800 (2015 est.)</text:p>
            <text:p>$54,900 (2014 est.)</text:p>
            <text:p>$54,000 (2013 est.)</text:p>
            <text:p>note: data are in 2015 US dollars</text:p>
          </table:table-cell>
          <table:table-cell table:formula="of:=MID([.B220]; 2; FIND(&quot; &quot;; [.B220])-1)" office:value-type="string" office:string-value="55,800 " calcext:value-type="string">
            <text:p>55,8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uy.html" xlink:type="simple">Uruguay</text:a></text:p>
          </table:table-cell>
          <table:table-cell office:value-type="string" calcext:value-type="string">
            <text:p>$21,500 (2015 est.)</text:p>
            <text:p>$21,300 (2014 est.)</text:p>
            <text:p>$20,600 (2013 est.)</text:p>
            <text:p>note: data are in 2015 US dollars</text:p>
          </table:table-cell>
          <table:table-cell table:formula="of:=MID([.B221]; 2; FIND(&quot; &quot;; [.B221])-1)" office:value-type="string" office:string-value="21,500 " calcext:value-type="string">
            <text:p>21,5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uz.html" xlink:type="simple">Uzbekistan</text:a></text:p>
          </table:table-cell>
          <table:table-cell office:value-type="string" calcext:value-type="string">
            <text:p>$6,100 (2015 est.)</text:p>
            <text:p>$5,700 (2014 est.)</text:p>
            <text:p>$5,300 (2013 est.)</text:p>
            <text:p>note: data are in 2015 US dollars</text:p>
          </table:table-cell>
          <table:table-cell table:formula="of:=MID([.B222]; 2; FIND(&quot; &quot;; [.B222])-1)" office:value-type="string" office:string-value="6,100 " calcext:value-type="string">
            <text:p>6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h.html" xlink:type="simple">Vanuatu</text:a></text:p>
          </table:table-cell>
          <table:table-cell office:value-type="string" calcext:value-type="string">
            <text:p>$2,500 (2015 est.)</text:p>
            <text:p>$2,600 (2014 est.)</text:p>
            <text:p>$2,600 (2013 est.)</text:p>
            <text:p>note: data are in 2015 US dollars</text:p>
          </table:table-cell>
          <table:table-cell table:formula="of:=MID([.B223]; 2; FIND(&quot; &quot;; [.B223])-1)" office:value-type="string" office:string-value="2,500 " calcext:value-type="string">
            <text:p>2,5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ve.html" xlink:type="simple">Venezuela</text:a></text:p>
          </table:table-cell>
          <table:table-cell office:value-type="string" calcext:value-type="string">
            <text:p>$16,700 (2015 est.)</text:p>
            <text:p>$18,000 (2014 est.)</text:p>
            <text:p>$19,000 (2013 est.)</text:p>
            <text:p>note: data are in 2015 US dollars</text:p>
          </table:table-cell>
          <table:table-cell table:formula="of:=MID([.B224]; 2; FIND(&quot; &quot;; [.B224])-1)" office:value-type="string" office:string-value="16,700 " calcext:value-type="string">
            <text:p>16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vm.html" xlink:type="simple">Vietnam</text:a></text:p>
          </table:table-cell>
          <table:table-cell office:value-type="string" calcext:value-type="string">
            <text:p>$6,000 (2015 est.)</text:p>
            <text:p>$5,700 (2014 est.)</text:p>
            <text:p>$5,400 (2013 est.)</text:p>
            <text:p>note: data are in 2015 US dollars</text:p>
          </table:table-cell>
          <table:table-cell table:formula="of:=MID([.B225]; 2; FIND(&quot; &quot;; [.B225])-1)" office:value-type="string" office:string-value="6,000 " calcext:value-type="string">
            <text:p>6,000 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vq.html" xlink:type="simple">Virgin Islands</text:a></text:p>
          </table:table-cell>
          <table:table-cell office:value-type="string" calcext:value-type="string">
            <text:p>$36,100 (2013 est.)</text:p>
            <text:p>$39,300 (2012 est.)</text:p>
            <text:p>$40,500 (2011 est.)</text:p>
          </table:table-cell>
          <table:table-cell table:formula="of:=MID([.B226]; 2; FIND(&quot; &quot;; [.B226])-1)" office:value-type="string" office:string-value="36,100 " calcext:value-type="string">
            <text:p>36,1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6/geos/wf.html" xlink:type="simple">Wallis and Futuna</text:a></text:p>
          </table:table-cell>
          <table:table-cell office:value-type="string" calcext:value-type="string">
            <text:p>$3,800 (2004 est.)</text:p>
          </table:table-cell>
          <table:table-cell table:formula="of:=MID([.B227]; 2; FIND(&quot; &quot;; [.B227])-1)" office:value-type="string" office:string-value="3,800 " calcext:value-type="string">
            <text:p>3,800 </text:p>
          </table:table-cell>
        </table:table-row>
        <table:table-row table:style-name="ro7">
          <table:table-cell office:value-type="string" calcext:value-type="string">
            <text:p><text:a xlink:href="file:///D:/cia-world-factbook/factbook-2016/geos/we.html" xlink:type="simple">West Bank</text:a></text:p>
          </table:table-cell>
          <table:table-cell office:value-type="string" calcext:value-type="string">
            <text:p>$4,300 (2014 est.)</text:p>
            <text:p>$4,400 (2013 est.)</text:p>
            <text:p>$4,600 (2012 est.)</text:p>
            <text:p>note: includes Gaza Strip</text:p>
          </table:table-cell>
          <table:table-cell table:formula="of:=MID([.B228]; 2; FIND(&quot; &quot;; [.B228])-1)" office:value-type="string" office:string-value="4,300 " calcext:value-type="string">
            <text:p>4,3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6/geos/wi.html" xlink:type="simple">Western Sahara</text:a></text:p>
          </table:table-cell>
          <table:table-cell office:value-type="string" calcext:value-type="string">
            <text:p>$2,500 (2007 est.)</text:p>
          </table:table-cell>
          <table:table-cell table:formula="of:=MID([.B229]; 2; FIND(&quot; &quot;; [.B229])-1)" office:value-type="string" office:string-value="2,500 " calcext:value-type="string">
            <text:p>2,5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xx.html" xlink:type="simple">World</text:a></text:p>
          </table:table-cell>
          <table:table-cell office:value-type="string" calcext:value-type="string">
            <text:p>$15,700 (2015 est.)</text:p>
            <text:p>$16,800 (2014 est.)</text:p>
            <text:p>$16,500 (2013 est.)</text:p>
            <text:p>note: data are in 2015 US dollars</text:p>
          </table:table-cell>
          <table:table-cell table:formula="of:=MID([.B230]; 2; FIND(&quot; &quot;; [.B230])-1)" office:value-type="string" office:string-value="15,700 " calcext:value-type="string">
            <text:p>15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ym.html" xlink:type="simple">Yemen</text:a></text:p>
          </table:table-cell>
          <table:table-cell office:value-type="string" calcext:value-type="string">
            <text:p>$2,700 (2015 est.)</text:p>
            <text:p>$3,800 (2014 est.)</text:p>
            <text:p>$3,900 (2013 est.)</text:p>
            <text:p>note: data are in 2015 US dollars</text:p>
          </table:table-cell>
          <table:table-cell table:formula="of:=MID([.B231]; 2; FIND(&quot; &quot;; [.B231])-1)" office:value-type="string" office:string-value="2,700 " calcext:value-type="string">
            <text:p>2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za.html" xlink:type="simple">Zambia</text:a></text:p>
          </table:table-cell>
          <table:table-cell office:value-type="string" calcext:value-type="string">
            <text:p>$3,900 (2015 est.)</text:p>
            <text:p>$3,800 (2014 est.)</text:p>
            <text:p>$3,800 (2013 est.)</text:p>
            <text:p>note: data are in 2015 US dollars</text:p>
          </table:table-cell>
          <table:table-cell table:formula="of:=MID([.B232]; 2; FIND(&quot; &quot;; [.B232])-1)" office:value-type="string" office:string-value="3,900 " calcext:value-type="string">
            <text:p>3,9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6/geos/zi.html" xlink:type="simple">Zimbabwe</text:a></text:p>
          </table:table-cell>
          <table:table-cell office:value-type="string" calcext:value-type="string">
            <text:p>$2,100 (2015 est.)</text:p>
          </table:table-cell>
          <table:table-cell table:formula="of:=MID([.B233]; 2; FIND(&quot; &quot;; [.B233])-1)" office:value-type="string" office:string-value="2,100 " calcext:value-type="string">
            <text:p>2,100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7T15:49:50.139000000</meta:creation-date>
    <dc:date>2023-07-17T15:51:25.583000000</dc:date>
    <meta:editing-duration>PT1M35S</meta:editing-duration>
    <meta:editing-cycles>1</meta:editing-cycles>
    <meta:document-statistic meta:table-count="1" meta:cell-count="698" meta:object-count="0"/>
    <meta:generator>LibreOffice/6.2.4.2$Windows_X86_64 LibreOffice_project/2412653d852ce75f65fbfa83fb7e7b669a126d64</meta:generator>
  </office:meta>
</office:document-meta>
</file>